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emvd">
        <table:table-row>
          <table:table-cell table:style-name="pd1" office:value-type="string" office:string-value="File">
            <text:p>File</text:p>
          </table:table-cell>
          <table:table-cell table:style-name="pd1" office:value-type="string" office:string-value="Lyrics">
            <text:p>Lyrics</text:p>
          </table:table-cell>
        </table:table-row>
        <table:table-row>
          <table:table-cell office:value-type="string" office:string-value="Singer10_BlackShriek_High_lyrics">
            <text:p>Singer10_BlackShriek_High_lyrics</text:p>
          </table:table-cell>
          <table:table-cell office:value-type="string" office:string-value="THE TAL OF THE E THE SEA BROUGHT AWAY E SECOND WA OF LIFE MUDEBYTH OFFBRIFE MURDER OF THEAT DESPAIR GRO FIRCE IS PRESSULES">
            <text:p>THE TAL OF THE E THE SEA BROUGHT AWAY E SECOND WA OF LIFE MUDEBYTH OFFBRIFE MURDER OF THEAT DESPAIR GRO FIRCE IS PRESSULES</text:p>
          </table:table-cell>
        </table:table-row>
        <table:table-row>
          <table:table-cell office:value-type="string" office:string-value="Singer10_BlackShriek_Mid_lyrics">
            <text:p>Singer10_BlackShriek_Mid_lyrics</text:p>
          </table:table-cell>
          <table:table-cell office:value-type="string" office:string-value="TE OF THE REST THIS SAD BRUTA BAK A SHOCKING WAY OF LIFE LIVING ON HEMAN OFSPRIG MURDERD OF THEA SAT HIS PALE GRAY FACE EXPRESSIONLESS">
            <text:p>TE OF THE REST THIS SAD BRUTA BAK A SHOCKING WAY OF LIFE LIVING ON HEMAN OFSPRIG MURDERD OF THEA SAT HIS PALE GRAY FACE EXPRESSIONLESS</text:p>
          </table:table-cell>
        </table:table-row>
        <table:table-row>
          <table:table-cell office:value-type="string" office:string-value="Singer10_ClearVoice_High_lyrics">
            <text:p>Singer10_ClearVoice_High_lyrics</text:p>
          </table:table-cell>
          <table:table-cell office:value-type="string" office:string-value="A TALE OF THE DELANGED THIS SAVAGE BRUTAL BEING A SHOCKING WAY OF LIFE LIVING ON HUMAN OFFSPRING MURDER OF THE INNOCENT HIS PALE GRAY FACE EXPRESSIONLESS">
            <text:p>A TALE OF THE DELANGED THIS SAVAGE BRUTAL BEING A SHOCKING WAY OF LIFE LIVING ON HUMAN OFFSPRING MURDER OF THE INNOCENT HIS PALE GRAY FACE EXPRESSIONLESS</text:p>
          </table:table-cell>
        </table:table-row>
        <table:table-row>
          <table:table-cell office:value-type="string" office:string-value="Singer10_ClearVoice_Low_lyrics">
            <text:p>Singer10_ClearVoice_Low_lyrics</text:p>
          </table:table-cell>
          <table:table-cell office:value-type="string" office:string-value="A TALE OF THE DERANGED THIS SAVAGE CRUAL BEING A SHOCKING WAY OF LIFE LIVING ONHUMAN OFFSPRING MURDER OF THE INNOCENT A PALE GRAY FACE EXPRESSIONLESS">
            <text:p>A TALE OF THE DERANGED THIS SAVAGE CRUAL BEING A SHOCKING WAY OF LIFE LIVING ONHUMAN OFFSPRING MURDER OF THE INNOCENT A PALE GRAY FACE EXPRESSIONLESS</text:p>
          </table:table-cell>
        </table:table-row>
        <table:table-row>
          <table:table-cell office:value-type="string" office:string-value="Singer10_ClearVoice_Mid_lyrics">
            <text:p>Singer10_ClearVoice_Mid_lyrics</text:p>
          </table:table-cell>
          <table:table-cell office:value-type="string" office:string-value="A TALE OF THE DERANGED THIS SAVAGE BRUTAL BEING A SHOCKING WAY OF LIFE LIVING ON HUMAN OFFSPRING MURDER OF THE INNOCENT HIS PALE GRAY FACE EXPRESSIONLESS">
            <text:p>A TALE OF THE DERANGED THIS SAVAGE BRUTAL BEING A SHOCKING WAY OF LIFE LIVING ON HUMAN OFFSPRING MURDER OF THE INNOCENT HIS PALE GRAY FACE EXPRESSIONLESS</text:p>
          </table:table-cell>
        </table:table-row>
        <table:table-row>
          <table:table-cell office:value-type="string" office:string-value="Singer10_DeathGrowl_Low_lyrics">
            <text:p>Singer10_DeathGrowl_Low_lyrics</text:p>
          </table:table-cell>
          <table:table-cell office:value-type="string" office:string-value="TA OF THE ET THE SABAT BLOBE A SHOCKING WARD OF LIFE LIVING ON HUMAN OFFSPRING MURDER OF THE IOSET E PAK MA FASE ESPECIALIST">
            <text:p>TA OF THE ET THE SABAT BLOBE A SHOCKING WARD OF LIFE LIVING ON HUMAN OFFSPRING MURDER OF THE IOSET E PAK MA FASE ESPECIALIST</text:p>
          </table:table-cell>
        </table:table-row>
        <table:table-row>
          <table:table-cell office:value-type="string" office:string-value="Singer10_DeathGrowl_Mid_lyrics">
            <text:p>Singer10_DeathGrowl_Mid_lyrics</text:p>
          </table:table-cell>
          <table:table-cell office:value-type="string" office:string-value="ETURN OF THE LEST THE SAT BOBI A SHOCKING WOD OF LIFE MEVER O HUMAN OFFSPRINF MURDER OF THE I SET THESPIT MY FIRS APESALS">
            <text:p>ETURN OF THE LEST THE SAT BOBI A SHOCKING WOD OF LIFE MEVER O HUMAN OFFSPRINF MURDER OF THE I SET THESPIT MY FIRS APESALS</text:p>
          </table:table-cell>
        </table:table-row>
        <table:table-row>
          <table:table-cell office:value-type="string" office:string-value="Singer10_HardcoreScream_High_lyrics">
            <text:p>Singer10_HardcoreScream_High_lyrics</text:p>
          </table:table-cell>
          <table:table-cell office:value-type="string" office:string-value="A TAL TE RET THE SAVAGE BRUTAL BRING A SUCKING WAY OF LIFE LEAVING AN HUMAN OFFSPRNG MURDER OF THE INNOCENT HIS PARE GRAVE FACE EXPRESSIONLESS">
            <text:p>A TAL TE RET THE SAVAGE BRUTAL BRING A SUCKING WAY OF LIFE LEAVING AN HUMAN OFFSPRNG MURDER OF THE INNOCENT HIS PARE GRAVE FACE EXPRESSIONLESS</text:p>
          </table:table-cell>
        </table:table-row>
        <table:table-row>
          <table:table-cell office:value-type="string" office:string-value="Singer10_HardcoreScream_Low_lyrics">
            <text:p>Singer10_HardcoreScream_Low_lyrics</text:p>
          </table:table-cell>
          <table:table-cell office:value-type="string" office:string-value="ATAN OF THE DEREGED THI SAVAGE BRUTAL BEING A SHOCKING WAY OF LIFE LIVING ON HUMAN OFFSPRING MURDERED OF THE INNOCENT HIS PALE GRAY FACE EXPRESSIONLESSSS">
            <text:p>ATAN OF THE DEREGED THI SAVAGE BRUTAL BEING A SHOCKING WAY OF LIFE LIVING ON HUMAN OFFSPRING MURDERED OF THE INNOCENT HIS PALE GRAY FACE EXPRESSIONLESSSS</text:p>
          </table:table-cell>
        </table:table-row>
        <table:table-row>
          <table:table-cell office:value-type="string" office:string-value="Singer10_HardcoreScream_Mid_lyrics">
            <text:p>Singer10_HardcoreScream_Mid_lyrics</text:p>
          </table:table-cell>
          <table:table-cell office:value-type="string" office:string-value="A TALE OF THE DERANGED THIS SAVAGE BRUTAL BEING A SHOCKING WAY OF LIFE LEAVING INHUMAN OFFSPRING MURDER OF THE UNOCET THIS PALE GRAY FACE EXPRESSIONLESS">
            <text:p>A TALE OF THE DERANGED THIS SAVAGE BRUTAL BEING A SHOCKING WAY OF LIFE LEAVING INHUMAN OFFSPRING MURDER OF THE UNOCET THIS PALE GRAY FACE EXPRESSIONLESS</text:p>
          </table:table-cell>
        </table:table-row>
        <table:table-row>
          <table:table-cell office:value-type="string" office:string-value="Singer11_BlackShriek_High_lyrics">
            <text:p>Singer11_BlackShriek_High_lyrics</text:p>
          </table:table-cell>
          <table:table-cell office:value-type="string" office:string-value="SO LETME PASS THE LOBEN ONIT I THE SHAL MY RA OF TIS ALI DAN CONNI MY OL BY GORGE OL BY BY">
            <text:p>SO LETME PASS THE LOBEN ONIT I THE SHAL MY RA OF TIS ALI DAN CONNI MY OL BY GORGE OL BY BY</text:p>
          </table:table-cell>
        </table:table-row>
        <table:table-row>
          <table:table-cell office:value-type="string" office:string-value="Singer11_BlackShriek_Mid_lyrics">
            <text:p>Singer11_BlackShriek_Mid_lyrics</text:p>
          </table:table-cell>
          <table:table-cell office:value-type="string" office:string-value="DON'T LET ME PAS THE UPER DOWN THEY TAKE THE SHON A REAL FACE TO LI DON CONNA ME I WILL BE CURCH I WILL BE BID">
            <text:p>DON'T LET ME PAS THE UPER DOWN THEY TAKE THE SHON A REAL FACE TO LI DON CONNA ME I WILL BE CURCH I WILL BE BID</text:p>
          </table:table-cell>
        </table:table-row>
        <table:table-row>
          <table:table-cell office:value-type="string" office:string-value="Singer11_ClearVoice_High_lyrics">
            <text:p>Singer11_ClearVoice_High_lyrics</text:p>
          </table:table-cell>
          <table:table-cell office:value-type="string" office:string-value="LET ME PAS TO LET ME BED THE SHOMERI FISAANGAME I WOLD BE A I WOULD BE BI">
            <text:p>LET ME PAS TO LET ME BED THE SHOMERI FISAANGAME I WOLD BE A I WOULD BE BI</text:p>
          </table:table-cell>
        </table:table-row>
        <table:table-row>
          <table:table-cell office:value-type="string" office:string-value="Singer11_ClearVoice_Low_lyrics">
            <text:p>Singer11_ClearVoice_Low_lyrics</text:p>
          </table:table-cell>
          <table:table-cell office:value-type="string" office:string-value="DOLE ME PAT DO LE ME BE THE SHOW MY REAL FACE L LET THEM GO NAME ME I WILL BE CHAGE I WILL BE BLIND">
            <text:p>DOLE ME PAT DO LE ME BE THE SHOW MY REAL FACE L LET THEM GO NAME ME I WILL BE CHAGE I WILL BE BLIND</text:p>
          </table:table-cell>
        </table:table-row>
        <table:table-row>
          <table:table-cell office:value-type="string" office:string-value="Singer11_ClearVoice_Mid_lyrics">
            <text:p>Singer11_ClearVoice_Mid_lyrics</text:p>
          </table:table-cell>
          <table:table-cell office:value-type="string" office:string-value="SO LET ME PASS THE LET ME BE THE SHOW MY REAL FACE I LET THEM CONDEE I WILL BE CHURCH I WILL BE BIND">
            <text:p>SO LET ME PASS THE LET ME BE THE SHOW MY REAL FACE I LET THEM CONDEE I WILL BE CHURCH I WILL BE BIND</text:p>
          </table:table-cell>
        </table:table-row>
        <table:table-row>
          <table:table-cell office:value-type="string" office:string-value="Singer11_DeathGrowl_Low_lyrics">
            <text:p>Singer11_DeathGrowl_Low_lyrics</text:p>
          </table:table-cell>
          <table:table-cell office:value-type="string" office:string-value="DOLE ME BUS THE OPPORTUNITY TO SHOW MY REAL FACE ALAT IM CONNAMED I WILL BE SURG I WILL BE BLIND">
            <text:p>DOLE ME BUS THE OPPORTUNITY TO SHOW MY REAL FACE ALAT IM CONNAMED I WILL BE SURG I WILL BE BLIND</text:p>
          </table:table-cell>
        </table:table-row>
        <table:table-row>
          <table:table-cell office:value-type="string" office:string-value="Singer11_HardcoreScream_Low_lyrics">
            <text:p>Singer11_HardcoreScream_Low_lyrics</text:p>
          </table:table-cell>
          <table:table-cell office:value-type="string" office:string-value="LET ME PUS THE OPPORTUNE TUN TO SHOW MY REAL FACE  LET TEM CONDIN ME I WOULD BE CHARGE I WOULD BE BLIND">
            <text:p>LET ME PUS THE OPPORTUNE TUN TO SHOW MY REAL FACE  LET TEM CONDIN ME I WOULD BE CHARGE I WOULD BE BLIND</text:p>
          </table:table-cell>
        </table:table-row>
        <table:table-row>
          <table:table-cell office:value-type="string" office:string-value="Singer11_DeathGrowl_Mid_lyrics">
            <text:p>Singer11_DeathGrowl_Mid_lyrics</text:p>
          </table:table-cell>
          <table:table-cell office:value-type="string" office:string-value="DELET ME PES THE OPPORTUNITO TO SHOW MY REAL FACE A LETERN CONDEME I WILL PEUCH I WILL PEPLIND">
            <text:p>DELET ME PES THE OPPORTUNITO TO SHOW MY REAL FACE A LETERN CONDEME I WILL PEUCH I WILL PEPLIND</text:p>
          </table:table-cell>
        </table:table-row>
        <table:table-row>
          <table:table-cell office:value-type="string" office:string-value="Singer11_GrindInhale_lyrics">
            <text:p>Singer11_GrindInhale_lyrics</text:p>
          </table:table-cell>
          <table:table-cell office:value-type="string" office:string-value="DON E ME BT TOBE DANY DU O MY REAL VEDELAD THEGONBE I WILL BE JUDGE I WILL BE B">
            <text:p>DON E ME BT TOBE DANY DU O MY REAL VEDELAD THEGONBE I WILL BE JUDGE I WILL BE B</text:p>
          </table:table-cell>
        </table:table-row>
        <table:table-row>
          <table:table-cell office:value-type="string" office:string-value="Singer11_HardcoreScream_High_lyrics">
            <text:p>Singer11_HardcoreScream_High_lyrics</text:p>
          </table:table-cell>
          <table:table-cell office:value-type="string" office:string-value="E MA PAT TA O BY TON I D JUST SHOW MY RA FACE A LI TEN COM NY MY O IN BY CIGE  I BY BA">
            <text:p>E MA PAT TA O BY TON I D JUST SHOW MY RA FACE A LI TEN COM NY MY O IN BY CIGE  I BY BA</text:p>
          </table:table-cell>
        </table:table-row>
        <table:table-row>
          <table:table-cell office:value-type="string" office:string-value="Singer11_HardcoreScream_Mid_lyrics">
            <text:p>Singer11_HardcoreScream_Mid_lyrics</text:p>
          </table:table-cell>
          <table:table-cell office:value-type="string" office:string-value="ON MY BO THERE ARE BUT ON ETIE TO SHOW Y RAY OF FATH A LI AND CON NO MI I WI BY CAGE I WO BA BLID">
            <text:p>ON MY BO THERE ARE BUT ON ETIE TO SHOW Y RAY OF FATH A LI AND CON NO MI I WI BY CAGE I WO BA BLID</text:p>
          </table:table-cell>
        </table:table-row>
        <table:table-row>
          <table:table-cell office:value-type="string" office:string-value="Singer12_BlackShriek_High_lyrics">
            <text:p>Singer12_BlackShriek_High_lyrics</text:p>
          </table:table-cell>
          <table:table-cell office:value-type="string" office:string-value="RV BRO  YOU FO S YOU'LL NEVER EN AGA OYO OO N YO SE TO OFEN YOTERLY A WASH YOUR FACE">
            <text:p>RV BRO  YOU FO S YOU'LL NEVER EN AGA OYO OO N YO SE TO OFEN YOTERLY A WASH YOUR FACE</text:p>
          </table:table-cell>
        </table:table-row>
        <table:table-row>
          <table:table-cell office:value-type="string" office:string-value="Singer12_BlackShriek_Mid_lyrics">
            <text:p>Singer12_BlackShriek_Mid_lyrics</text:p>
          </table:table-cell>
          <table:table-cell office:value-type="string" office:string-value="AVI PROPHESYING TOVI LOST YOU'LL NEVER LIVE AGAIN SOYOU OVE WI N O SEEA CHID OIT ITTELY O WAT O FACE">
            <text:p>AVI PROPHESYING TOVI LOST YOU'LL NEVER LIVE AGAIN SOYOU OVE WI N O SEEA CHID OIT ITTELY O WAT O FACE</text:p>
          </table:table-cell>
        </table:table-row>
        <table:table-row>
          <table:table-cell office:value-type="string" office:string-value="Singer12_ClearVoice_High_lyrics">
            <text:p>Singer12_ClearVoice_High_lyrics</text:p>
          </table:table-cell>
          <table:table-cell office:value-type="string" office:string-value="AVOIDING A PROPHECY OM A NEW FOUND LAST YOU WILL NEVER LIVE AGAIN OU LIFE WELL ANE ILL SEE YOU DIE ON Y FEET ETERNALLY AN SMASH YOUR FACE">
            <text:p>AVOIDING A PROPHECY OM A NEW FOUND LAST YOU WILL NEVER LIVE AGAIN OU LIFE WELL ANE ILL SEE YOU DIE ON Y FEET ETERNALLY AN SMASH YOUR FACE</text:p>
          </table:table-cell>
        </table:table-row>
        <table:table-row>
          <table:table-cell office:value-type="string" office:string-value="Singer12_ClearVoice_Low_lyrics">
            <text:p>Singer12_ClearVoice_Low_lyrics</text:p>
          </table:table-cell>
          <table:table-cell office:value-type="string" office:string-value="AVOIDING THE PROPHECY OF MY NEW FOUND LOSS YOU WILL NEVER LIVE AGAIN SEEING YOUR LIFE WILL WIN I'LL SEE YOU DIE ON MY FEET ETERNALLY I'LL SMASH YOUR FACE">
            <text:p>AVOIDING THE PROPHECY OF MY NEW FOUND LOSS YOU WILL NEVER LIVE AGAIN SEEING YOUR LIFE WILL WIN I'LL SEE YOU DIE ON MY FEET ETERNALLY I'LL SMASH YOUR FACE</text:p>
          </table:table-cell>
        </table:table-row>
        <table:table-row>
          <table:table-cell office:value-type="string" office:string-value="Singer12_ClearVoice_Mid_lyrics">
            <text:p>Singer12_ClearVoice_Mid_lyrics</text:p>
          </table:table-cell>
          <table:table-cell office:value-type="string" office:string-value="AVOIDING THE PROPHECY OF MY NEW FOUND LOST YOU WILL NEVER LIVE AGAIN SOON YOUR LIFE WILL END I I SEE YOU DIE ON MY FEET ETERNALLY I SMASH YOUR FACE">
            <text:p>AVOIDING THE PROPHECY OF MY NEW FOUND LOST YOU WILL NEVER LIVE AGAIN SOON YOUR LIFE WILL END I I SEE YOU DIE ON MY FEET ETERNALLY I SMASH YOUR FACE</text:p>
          </table:table-cell>
        </table:table-row>
        <table:table-row>
          <table:table-cell office:value-type="string" office:string-value="Singer12_DeathGrowl_Low_lyrics">
            <text:p>Singer12_DeathGrowl_Low_lyrics</text:p>
          </table:table-cell>
          <table:table-cell office:value-type="string" office:string-value="PORTE THE PROPESY OF AO FO LOS YOU WIL OFELEVGAN SO NO LONGER I SO YOU SAO BO FIRST ETERNALY OSPOSO FIRST">
            <text:p>PORTE THE PROPESY OF AO FO LOS YOU WIL OFELEVGAN SO NO LONGER I SO YOU SAO BO FIRST ETERNALY OSPOSO FIRST</text:p>
          </table:table-cell>
        </table:table-row>
        <table:table-row>
          <table:table-cell office:value-type="string" office:string-value="Singer12_DeathGrowl_Mid_lyrics">
            <text:p>Singer12_DeathGrowl_Mid_lyrics</text:p>
          </table:table-cell>
          <table:table-cell office:value-type="string" office:string-value="FOR A PROVERSARY ALOFOD LOST YOUR WOLD OF LEVETU SO YOUR LOVE WILEN ASTER YOUR TID MORFS ETERNALLY AS MA O FIRST">
            <text:p>FOR A PROVERSARY ALOFOD LOST YOUR WOLD OF LEVETU SO YOUR LOVE WILEN ASTER YOUR TID MORFS ETERNALLY AS MA O FIRST</text:p>
          </table:table-cell>
        </table:table-row>
        <table:table-row>
          <table:table-cell office:value-type="string" office:string-value="Singer12_GrindInhale_lyrics">
            <text:p>Singer12_GrindInhale_lyrics</text:p>
          </table:table-cell>
          <table:table-cell office:value-type="string" office:string-value="PORTI THE PROPHECY OF TOOD LOS YOU NEVER LIVE AGAIN SI YOUR LIVED I SEE YOU DIE BO FAT ETERNALLY I POT YOU FIRST">
            <text:p>PORTI THE PROPHECY OF TOOD LOS YOU NEVER LIVE AGAIN SI YOUR LIVED I SEE YOU DIE BO FAT ETERNALLY I POT YOU FIRST</text:p>
          </table:table-cell>
        </table:table-row>
        <table:table-row>
          <table:table-cell office:value-type="string" office:string-value="Singer12_GrindInhale_lyrics_2">
            <text:p>Singer12_GrindInhale_lyrics_2</text:p>
          </table:table-cell>
          <table:table-cell office:value-type="string" office:string-value="IV ORDERED A PROPHESY OF A DEVOUT LISE YOU LIVE ALIVE AGAIN STED YOU LIV WI LED I SEE YOU DIE OL BOR FET ETERNALLY I POT YOUR VOICE">
            <text:p>IV ORDERED A PROPHESY OF A DEVOUT LISE YOU LIVE ALIVE AGAIN STED YOU LIV WI LED I SEE YOU DIE OL BOR FET ETERNALLY I POT YOUR VOICE</text:p>
          </table:table-cell>
        </table:table-row>
        <table:table-row>
          <table:table-cell office:value-type="string" office:string-value="Singer12_HardcoreScream_High_lyrics">
            <text:p>Singer12_HardcoreScream_High_lyrics</text:p>
          </table:table-cell>
          <table:table-cell office:value-type="string" office:string-value="FOND IN THE PROPHESYING OF A NO FOND LOS YOUARL NOTLIVE AGAIN SO YOU LONG ND WAAA O FRIEND LET AT ALAN A A SO FICE">
            <text:p>FOND IN THE PROPHESYING OF A NO FOND LOS YOUARL NOTLIVE AGAIN SO YOU LONG ND WAAA O FRIEND LET AT ALAN A A SO FICE</text:p>
          </table:table-cell>
        </table:table-row>
        <table:table-row>
          <table:table-cell office:value-type="string" office:string-value="Singer12_HardcoreScream_Low_lyrics">
            <text:p>Singer12_HardcoreScream_Low_lyrics</text:p>
          </table:table-cell>
          <table:table-cell office:value-type="string" office:string-value="OER E PROFECER  OFOOS YOUR NEVER EV AGAIN SO YOUR NOT WED LOEO SO OFED O SE S MU O FICE">
            <text:p>OER E PROFECER  OFOOS YOUR NEVER EV AGAIN SO YOUR NOT WED LOEO SO OFED O SE S MU O FICE</text:p>
          </table:table-cell>
        </table:table-row>
        <table:table-row>
          <table:table-cell office:value-type="string" office:string-value="Singer12_HardcoreScream_Mid_lyrics">
            <text:p>Singer12_HardcoreScream_Mid_lyrics</text:p>
          </table:table-cell>
          <table:table-cell office:value-type="string" office:string-value="RFORTH ON TE PROPHESY WATE FOUL LOS YOUAR NOE LEVEON SO YOU LAGED RUST AN SOO BUFE ES ESPOS OUR FOCE">
            <text:p>RFORTH ON TE PROPHESY WATE FOUL LOS YOUAR NOE LEVEON SO YOU LAGED RUST AN SOO BUFE ES ESPOS OUR FOCE</text:p>
          </table:table-cell>
        </table:table-row>
        <table:table-row>
          <table:table-cell office:value-type="string" office:string-value="Singer13_BlackShriek_High_lyrics">
            <text:p>Singer13_BlackShriek_High_lyrics</text:p>
          </table:table-cell>
          <table:table-cell office:value-type="string" office:string-value="SLAVE OF THE SACRED RITS WAR KEEP OF TEMINASHON BRIGE BY YOUR FAITH AND GIDED TO SUBMISSION">
            <text:p>SLAVE OF THE SACRED RITS WAR KEEP OF TEMINASHON BRIGE BY YOUR FAITH AND GIDED TO SUBMISSION</text:p>
          </table:table-cell>
        </table:table-row>
        <table:table-row>
          <table:table-cell office:value-type="string" office:string-value="Singer13_DeathGrowl_Low_lyrics">
            <text:p>Singer13_DeathGrowl_Low_lyrics</text:p>
          </table:table-cell>
          <table:table-cell office:value-type="string" office:string-value="FLO OF THE SICLERO WARTRIP OF THE MANASO BLODED BY  FA AND GODED TOSOMESON">
            <text:p>FLO OF THE SICLERO WARTRIP OF THE MANASO BLODED BY  FA AND GODED TOSOMESON</text:p>
          </table:table-cell>
        </table:table-row>
        <table:table-row>
          <table:table-cell office:value-type="string" office:string-value="Singer13_DeathGrowl_Mid_lyrics">
            <text:p>Singer13_DeathGrowl_Mid_lyrics</text:p>
          </table:table-cell>
          <table:table-cell office:value-type="string" office:string-value="SA OF THE SACRED RISE WARSHIP OF THE MANASHON BLUNDERED BY A FIGHT AND GARDED TO SUMISION">
            <text:p>SA OF THE SACRED RISE WARSHIP OF THE MANASHON BLUNDERED BY A FIGHT AND GARDED TO SUMISION</text:p>
          </table:table-cell>
        </table:table-row>
        <table:table-row>
          <table:table-cell office:value-type="string" office:string-value="Singer14_BlackShriek_High_lyrics">
            <text:p>Singer14_BlackShriek_High_lyrics</text:p>
          </table:table-cell>
          <table:table-cell office:value-type="string" office:string-value="AEAS A SACRIFICE A A BUT TO DIE BE TE TEN AT LAST MA AE BEES A SACRIFICE BUTTER DI OA SAUC TO PURIFI DED ON PARA">
            <text:p>AEAS A SACRIFICE A A BUT TO DIE BE TE TEN AT LAST MA AE BEES A SACRIFICE BUTTER DI OA SAUC TO PURIFI DED ON PARA</text:p>
          </table:table-cell>
        </table:table-row>
        <table:table-row>
          <table:table-cell office:value-type="string" office:string-value="Singer14_BlackShriek_Mid_lyrics">
            <text:p>Singer14_BlackShriek_Mid_lyrics</text:p>
          </table:table-cell>
          <table:table-cell office:value-type="string" office:string-value="MEENO MY LEF TO SACRIFICE O ABOUT TO DIE BETE DA AT LAST MEEN DO MY LEFT O SACRIFICE BUT TO DI DSO TOPRIFI TEN AND PARAD">
            <text:p>MEENO MY LEF TO SACRIFICE O ABOUT TO DIE BETE DA AT LAST MEEN DO MY LEFT O SACRIFICE BUT TO DI DSO TOPRIFI TEN AND PARAD</text:p>
          </table:table-cell>
        </table:table-row>
        <table:table-row>
          <table:table-cell office:value-type="string" office:string-value="Singer14_ClearVoice_High_lyrics">
            <text:p>Singer14_ClearVoice_High_lyrics</text:p>
          </table:table-cell>
          <table:table-cell office:value-type="string" office:string-value="MILON YOU MIGHT HAVE TO SACRIFICE OR WERE ABOUT TO DIE BUT THE DEAD AT LAST MELION YOU MIGHT HAVE TO SACRIFICE BOUND TO DIE DAGAN SAS TO PURIFY DEAD AND BURID">
            <text:p>MILON YOU MIGHT HAVE TO SACRIFICE OR WERE ABOUT TO DIE BUT THE DEAD AT LAST MELION YOU MIGHT HAVE TO SACRIFICE BOUND TO DIE DAGAN SAS TO PURIFY DEAD AND BURID</text:p>
          </table:table-cell>
        </table:table-row>
        <table:table-row>
          <table:table-cell office:value-type="string" office:string-value="Singer14_ClearVoice_Low_lyrics">
            <text:p>Singer14_ClearVoice_Low_lyrics</text:p>
          </table:table-cell>
          <table:table-cell office:value-type="string" office:string-value="MILLION YOU MAY LOVE TO SACRIFICE AL E BOUND TO DIE BY THE DEAD AT LAST MILLION YOU MAY LOVE TO SACRIFICE BON TO DIE DAANSAS TO PURIFY DEAD AND BURID">
            <text:p>MILLION YOU MAY LOVE TO SACRIFICE AL E BOUND TO DIE BY THE DEAD AT LAST MILLION YOU MAY LOVE TO SACRIFICE BON TO DIE DAANSAS TO PURIFY DEAD AND BURID</text:p>
          </table:table-cell>
        </table:table-row>
        <table:table-row>
          <table:table-cell office:value-type="string" office:string-value="Singer14_ClearVoice_Mid_lyrics">
            <text:p>Singer14_ClearVoice_Mid_lyrics</text:p>
          </table:table-cell>
          <table:table-cell office:value-type="string" office:string-value="MILLION YO MIGHT HAVE TO SACRIFICE ALL WERE ABOUT TO DIE BY THE DED AT LAST MILLIONO MIGHT HAVE TO SACRIFICE BONT TO DIE DAGNES TO PURIFY DET AND PARADE">
            <text:p>MILLION YO MIGHT HAVE TO SACRIFICE ALL WERE ABOUT TO DIE BY THE DED AT LAST MILLIONO MIGHT HAVE TO SACRIFICE BONT TO DIE DAGNES TO PURIFY DET AND PARADE</text:p>
          </table:table-cell>
        </table:table-row>
        <table:table-row>
          <table:table-cell office:value-type="string" office:string-value="Singer14_DeathGrowl_Low_lyrics">
            <text:p>Singer14_DeathGrowl_Low_lyrics</text:p>
          </table:table-cell>
          <table:table-cell office:value-type="string" office:string-value="O O E LES O SACRIFICE OABLE TO DIE BY THE DEAD AT LAST BEO I MYLESS O SACRIFICE BUT TO DIE DARA SAS PO REFITE DEAD AND POD">
            <text:p>O O E LES O SACRIFICE OABLE TO DIE BY THE DEAD AT LAST BEO I MYLESS O SACRIFICE BUT TO DIE DARA SAS PO REFITE DEAD AND POD</text:p>
          </table:table-cell>
        </table:table-row>
        <table:table-row>
          <table:table-cell office:value-type="string" office:string-value="Singer14_DeathGrowl_Mid_lyrics">
            <text:p>Singer14_DeathGrowl_Mid_lyrics</text:p>
          </table:table-cell>
          <table:table-cell office:value-type="string" office:string-value="LIVEAN LEF TO SACRIFICE OWE BUT TO DIE BUT AT AT A LAST HE I MY LIPS TO SACRIFICE BO TO DI BLACK ANSWES TO PURIFY TE AND BAWA">
            <text:p>LIVEAN LEF TO SACRIFICE OWE BUT TO DIE BUT AT AT A LAST HE I MY LIPS TO SACRIFICE BO TO DI BLACK ANSWES TO PURIFY TE AND BAWA</text:p>
          </table:table-cell>
        </table:table-row>
        <table:table-row>
          <table:table-cell office:value-type="string" office:string-value="Singer15_BlackShriek_High_lyrics">
            <text:p>Singer15_BlackShriek_High_lyrics</text:p>
          </table:table-cell>
          <table:table-cell office:value-type="string" office:string-value="OT EFA RICA TAOR APOT O TROTH TIS TIME I COULD TAS A WA A TA GLASS TI AS">
            <text:p>OT EFA RICA TAOR APOT O TROTH TIS TIME I COULD TAS A WA A TA GLASS TI AS</text:p>
          </table:table-cell>
        </table:table-row>
        <table:table-row>
          <table:table-cell office:value-type="string" office:string-value="Singer15_BlackShriek_Mid_lyrics">
            <text:p>Singer15_BlackShriek_Mid_lyrics</text:p>
          </table:table-cell>
          <table:table-cell office:value-type="string" office:string-value="COTEFEOOCO TA O EPETE TROVE JUST TIM I OULD CA E WO AAN LI TO ETANLT">
            <text:p>COTEFEOOCO TA O EPETE TROVE JUST TIM I OULD CA E WO AAN LI TO ETANLT</text:p>
          </table:table-cell>
        </table:table-row>
        <table:table-row>
          <table:table-cell office:value-type="string" office:string-value="Singer15_ClearVoice_High_lyrics">
            <text:p>Singer15_ClearVoice_High_lyrics</text:p>
          </table:table-cell>
          <table:table-cell office:value-type="string" office:string-value="CAN YOU DEFEAT THE RECAIL CAN YOU REPAR THE TRUTH THIS TIME I COULD GASA WAT THE MEANINGLESS THE MEANENGLES">
            <text:p>CAN YOU DEFEAT THE RECAIL CAN YOU REPAR THE TRUTH THIS TIME I COULD GASA WAT THE MEANINGLESS THE MEANENGLES</text:p>
          </table:table-cell>
        </table:table-row>
        <table:table-row>
          <table:table-cell office:value-type="string" office:string-value="Singer15_ClearVoice_Low_lyrics">
            <text:p>Singer15_ClearVoice_Low_lyrics</text:p>
          </table:table-cell>
          <table:table-cell office:value-type="string" office:string-value="JANU DEFET A RECALL GANU REPE THE TUF THIS TIME I COULD CHASE AWAY THE MINING LASS TEMINNGLAS">
            <text:p>JANU DEFET A RECALL GANU REPE THE TUF THIS TIME I COULD CHASE AWAY THE MINING LASS TEMINNGLAS</text:p>
          </table:table-cell>
        </table:table-row>
        <table:table-row>
          <table:table-cell office:value-type="string" office:string-value="Singer15_ClearVoice_Mid_lyrics">
            <text:p>Singer15_ClearVoice_Mid_lyrics</text:p>
          </table:table-cell>
          <table:table-cell office:value-type="string" office:string-value="CAN YOU DEFEAT THE RECALL CAN YOU REPER THE TRUTH THIS TIME I CHASE AWAY THE MEANING LESS THE MEANING LAS">
            <text:p>CAN YOU DEFEAT THE RECALL CAN YOU REPER THE TRUTH THIS TIME I CHASE AWAY THE MEANING LESS THE MEANING LAS</text:p>
          </table:table-cell>
        </table:table-row>
        <table:table-row>
          <table:table-cell office:value-type="string" office:string-value="Singer15_DeathGrowl_Low_lyrics">
            <text:p>Singer15_DeathGrowl_Low_lyrics</text:p>
          </table:table-cell>
          <table:table-cell office:value-type="string" office:string-value="CO FRIOON COOTA PETEOF JUST ON ILL CAN TRA OONONOOS DRO OO OS">
            <text:p>CO FRIOON COOTA PETEOF JUST ON ILL CAN TRA OONONOOS DRO OO OS</text:p>
          </table:table-cell>
        </table:table-row>
        <table:table-row>
          <table:table-cell office:value-type="string" office:string-value="Singer15_DeathGrowl_Mid_lyrics">
            <text:p>Singer15_DeathGrowl_Mid_lyrics</text:p>
          </table:table-cell>
          <table:table-cell office:value-type="string" office:string-value="O FATO CON DRA OOTE OTH JUST IN ICAN TUONE GLAS TOMOOS">
            <text:p>O FATO CON DRA OOTE OTH JUST IN ICAN TUONE GLAS TOMOOS</text:p>
          </table:table-cell>
        </table:table-row>
        <table:table-row>
          <table:table-cell office:value-type="string" office:string-value="Singer15_HardcoreScream_High_lyrics">
            <text:p>Singer15_HardcoreScream_High_lyrics</text:p>
          </table:table-cell>
          <table:table-cell office:value-type="string" office:string-value="O THE FRET A I CON TAO ABO A IF TES TIME I COL TA O AI ALASS TIA LAT">
            <text:p>O THE FRET A I CON TAO ABO A IF TES TIME I COL TA O AI ALASS TIA LAT</text:p>
          </table:table-cell>
        </table:table-row>
        <table:table-row>
          <table:table-cell office:value-type="string" office:string-value="Singer15_HardcoreScream_Low_lyrics">
            <text:p>Singer15_HardcoreScream_Low_lyrics</text:p>
          </table:table-cell>
          <table:table-cell office:value-type="string" office:string-value="T Y TEFACT AL E CAN TI O ABOUT THE TRUTH TUST TIME I COND TRU A I I RUNAOS DO NNS">
            <text:p>T Y TEFACT AL E CAN TI O ABOUT THE TRUTH TUST TIME I COND TRU A I I RUNAOS DO NNS</text:p>
          </table:table-cell>
        </table:table-row>
        <table:table-row>
          <table:table-cell office:value-type="string" office:string-value="Singer15_HardcoreScream_Mid_lyrics">
            <text:p>Singer15_HardcoreScream_Mid_lyrics</text:p>
          </table:table-cell>
          <table:table-cell office:value-type="string" office:string-value="A UA AFRAD O WA ON TAN  REPEL AOF JUST ON I CON CU O WIT A MAN IKE AS DO MANA AS">
            <text:p>A UA AFRAD O WA ON TAN  REPEL AOF JUST ON I CON CU O WIT A MAN IKE AS DO MANA AS</text:p>
          </table:table-cell>
        </table:table-row>
        <table:table-row>
          <table:table-cell office:value-type="string" office:string-value="Singer17_BlackShriek_High_lyrics">
            <text:p>Singer17_BlackShriek_High_lyrics</text:p>
          </table:table-cell>
          <table:table-cell office:value-type="string" office:string-value="TO NOTA   A TO FA CO NO A SAD TUSTING L I AT TOM  RANT SANGT TRA">
            <text:p>TO NOTA   A TO FA CO NO A SAD TUSTING L I AT TOM  RANT SANGT TRA</text:p>
          </table:table-cell>
        </table:table-row>
        <table:table-row>
          <table:table-cell office:value-type="string" office:string-value="Singer17_BlackShriek_Mid_lyrics">
            <text:p>Singer17_BlackShriek_Mid_lyrics</text:p>
          </table:table-cell>
          <table:table-cell office:value-type="string" office:string-value="SALTE METE LI OR WATER FA TROPASAD ORSEVES CRUSHE ALL I FAM TOP ON ES SRA SA RAG">
            <text:p>SALTE METE LI OR WATER FA TROPASAD ORSEVES CRUSHE ALL I FAM TOP ON ES SRA SA RAG</text:p>
          </table:table-cell>
        </table:table-row>
        <table:table-row>
          <table:table-cell office:value-type="string" office:string-value="Singer17_ClearVoice_High_lyrics">
            <text:p>Singer17_ClearVoice_High_lyrics</text:p>
          </table:table-cell>
          <table:table-cell office:value-type="string" office:string-value="SLAUGHTER BUTILATOR WAMDEVORCE COMPLEXON AND SHAPES CRUSHING ALL LIFE FORMS CARBONIC DEST LEADING CRUSHING ADNG">
            <text:p>SLAUGHTER BUTILATOR WAMDEVORCE COMPLEXON AND SHAPES CRUSHING ALL LIFE FORMS CARBONIC DEST LEADING CRUSHING ADNG</text:p>
          </table:table-cell>
        </table:table-row>
        <table:table-row>
          <table:table-cell office:value-type="string" office:string-value="Singer17_ClearVoice_Low_lyrics">
            <text:p>Singer17_ClearVoice_Low_lyrics</text:p>
          </table:table-cell>
          <table:table-cell office:value-type="string" office:string-value="SLAUGHTER MUTILATOR WOM DAVOR COMPLEXONAD SHAPES CRUSHING ALL LIFE FORMS CARBONYDS LEDING BEADING CRUSHING">
            <text:p>SLAUGHTER MUTILATOR WOM DAVOR COMPLEXONAD SHAPES CRUSHING ALL LIFE FORMS CARBONYDS LEDING BEADING CRUSHING</text:p>
          </table:table-cell>
        </table:table-row>
        <table:table-row>
          <table:table-cell office:value-type="string" office:string-value="Singer17_ClearVoice_Mid_lyrics">
            <text:p>Singer17_ClearVoice_Mid_lyrics</text:p>
          </table:table-cell>
          <table:table-cell office:value-type="string" office:string-value="SLOUTER MUTILATOR WOMDEVOR COMPLETINGTER SHAPES CRUSHING ALL TI FORM CARBONIC DET CRUSHING LEANING STRETCHING">
            <text:p>SLOUTER MUTILATOR WOMDEVOR COMPLETINGTER SHAPES CRUSHING ALL TI FORM CARBONIC DET CRUSHING LEANING STRETCHING</text:p>
          </table:table-cell>
        </table:table-row>
        <table:table-row>
          <table:table-cell office:value-type="string" office:string-value="Singer17_DeathGrowl_Low_lyrics">
            <text:p>Singer17_DeathGrowl_Low_lyrics</text:p>
          </table:table-cell>
          <table:table-cell office:value-type="string" office:string-value="SO TO YO TO L TO ON TA FO COLI SIDE Y SIDE TOS ALL I FORN COO TOT R TRE GO">
            <text:p>SO TO YO TO L TO ON TA FO COLI SIDE Y SIDE TOS ALL I FORN COO TOT R TRE GO</text:p>
          </table:table-cell>
        </table:table-row>
        <table:table-row>
          <table:table-cell office:value-type="string" office:string-value="Singer17_DeathGrowl_Mid_lyrics">
            <text:p>Singer17_DeathGrowl_Mid_lyrics</text:p>
          </table:table-cell>
          <table:table-cell office:value-type="string" office:string-value="SOTER MIL TEN LIT O WOF TA FOR SOT AFTER IT I SHINE COMTAK ALL TI FARC TOP ON I T I A SI FI">
            <text:p>SOTER MIL TEN LIT O WOF TA FOR SOT AFTER IT I SHINE COMTAK ALL TI FARC TOP ON I T I A SI FI</text:p>
          </table:table-cell>
        </table:table-row>
        <table:table-row>
          <table:table-cell office:value-type="string" office:string-value="Singer17_GrindInhale_lyrics">
            <text:p>Singer17_GrindInhale_lyrics</text:p>
          </table:table-cell>
          <table:table-cell office:value-type="string" office:string-value="LOO GOEI DO WA DABO GOT IDA  O AL I BANT GO BO GO LO O">
            <text:p>LOO GOEI DO WA DABO GOT IDA  O AL I BANT GO BO GO LO O</text:p>
          </table:table-cell>
        </table:table-row>
        <table:table-row>
          <table:table-cell office:value-type="string" office:string-value="Singer17_HardcoreScream_High_lyrics">
            <text:p>Singer17_HardcoreScream_High_lyrics</text:p>
          </table:table-cell>
          <table:table-cell office:value-type="string" office:string-value="SOSI NOAI I WAM AFON COMPREN AS TIMES CRUSHE OL I FORM TOBES A AL NG">
            <text:p>SOSI NOAI I WAM AFON COMPREN AS TIMES CRUSHE OL I FORM TOBES A AL NG</text:p>
          </table:table-cell>
        </table:table-row>
        <table:table-row>
          <table:table-cell office:value-type="string" office:string-value="Singer17_HardcoreScream_Low_lyrics">
            <text:p>Singer17_HardcoreScream_Low_lyrics</text:p>
          </table:table-cell>
          <table:table-cell office:value-type="string" office:string-value="SOTER MUTILATE A WAMTA FOR COME A SA OUR SHAME CRUSHING OLL I FOT TROPON I FREME SRGA FRE">
            <text:p>SOTER MUTILATE A WAMTA FOR COME A SA OUR SHAME CRUSHING OLL I FOT TROPON I FREME SRGA FRE</text:p>
          </table:table-cell>
        </table:table-row>
        <table:table-row>
          <table:table-cell office:value-type="string" office:string-value="Singer17_HardcoreScream_Mid_lyrics">
            <text:p>Singer17_HardcoreScream_Mid_lyrics</text:p>
          </table:table-cell>
          <table:table-cell office:value-type="string" office:string-value="SOTER MUTILATES OR WALTE FOR COMPA SHAI SHAT GUSHING OR LI FOM DROP ONE EG READE SHOTE RUNE">
            <text:p>SOTER MUTILATES OR WALTE FOR COMPA SHAI SHAT GUSHING OR LI FOM DROP ONE EG READE SHOTE RUNE</text:p>
          </table:table-cell>
        </table:table-row>
        <table:table-row>
          <table:table-cell office:value-type="string" office:string-value="Singer18_BlackShriek_High_lyrics">
            <text:p>Singer18_BlackShriek_High_lyrics</text:p>
          </table:table-cell>
          <table:table-cell office:value-type="string" office:string-value="SHE WAS A FIST MACHINE SHE KEPT A MUO CLAN SHE WAS THE FIRST DAM WOMAN FANE EVERSEN SHE AT A SIGHTLESS EES TELLING ME NO LIES KNOCKING ME OUT WIT AS AMERICAN FI TAKING MO OTE SHER WID BE FIGHTING FOR R SHE TOLD ME TO COME BUT I WAS ALREADY THER">
            <text:p>SHE WAS A FIST MACHINE SHE KEPT A MUO CLAN SHE WAS THE FIRST DAM WOMAN FANE EVERSEN SHE AT A SIGHTLESS EES TELLING ME NO LIES KNOCKING ME OUT WIT AS AMERICAN FI TAKING MO OTE SHER WID BE FIGHTING FOR R SHE TOLD ME TO COME BUT I WAS ALREADY THER</text:p>
          </table:table-cell>
        </table:table-row>
        <table:table-row>
          <table:table-cell office:value-type="string" office:string-value="Singer18_BlackShriek_Mid_lyrics">
            <text:p>Singer18_BlackShriek_Mid_lyrics</text:p>
          </table:table-cell>
          <table:table-cell office:value-type="string" office:string-value="SHE WAST FOSE BUT SHE SHE KEPT HE MOD O CLEAN SHE WAS THE BEST TEN WOMAN THAT I EVER SEEN SHE AF TE SIGTLES I TELLING ME NO LIES KNOCKING ME HARD WIT AS A MERYGOD VOICE">
            <text:p>SHE WAST FOSE BUT SHE SHE KEPT HE MOD O CLEAN SHE WAS THE BEST TEN WOMAN THAT I EVER SEEN SHE AF TE SIGTLES I TELLING ME NO LIES KNOCKING ME HARD WIT AS A MERYGOD VOICE</text:p>
          </table:table-cell>
        </table:table-row>
        <table:table-row>
          <table:table-cell office:value-type="string" office:string-value="Singer18_ClearVoice_High_lyrics">
            <text:p>Singer18_ClearVoice_High_lyrics</text:p>
          </table:table-cell>
          <table:table-cell office:value-type="string" office:string-value="SHE WAS A FAST MACHINE SHE KEPT MOTHER CLEAN SHE WAS THE BEST DAMN WOMAN THAT I EVER SEEN SHE HAD THE SIGHTLESS EYES TELLING ME NO LIES KNOCKING ME OUT WE AS AMERICAN FIE TAKING MYTAN SHAR HAND ME FIGHTING FOR AIR">
            <text:p>SHE WAS A FAST MACHINE SHE KEPT MOTHER CLEAN SHE WAS THE BEST DAMN WOMAN THAT I EVER SEEN SHE HAD THE SIGHTLESS EYES TELLING ME NO LIES KNOCKING ME OUT WE AS AMERICAN FIE TAKING MYTAN SHAR HAND ME FIGHTING FOR AIR</text:p>
          </table:table-cell>
        </table:table-row>
        <table:table-row>
          <table:table-cell office:value-type="string" office:string-value="Singer18_ClearVoice_Low_lyrics">
            <text:p>Singer18_ClearVoice_Low_lyrics</text:p>
          </table:table-cell>
          <table:table-cell office:value-type="string" office:string-value="SHE WAS A FAST MACHINE SHE KEPT A MOTER CLEAN SHE WAS THE BEST DAMN WOMAN THAT I EVER SEEN SHE HAD THE SIGHTLESS EYES TELLING ME NO LIES KNOCKING ME OUT WITH THOSE AMERICAN THIGHS">
            <text:p>SHE WAS A FAST MACHINE SHE KEPT A MOTER CLEAN SHE WAS THE BEST DAMN WOMAN THAT I EVER SEEN SHE HAD THE SIGHTLESS EYES TELLING ME NO LIES KNOCKING ME OUT WITH THOSE AMERICAN THIGHS</text:p>
          </table:table-cell>
        </table:table-row>
        <table:table-row>
          <table:table-cell office:value-type="string" office:string-value="Singer18_ClearVoice_Mid_lyrics">
            <text:p>Singer18_ClearVoice_Mid_lyrics</text:p>
          </table:table-cell>
          <table:table-cell office:value-type="string" office:string-value="SHE WAS TE FIST MACHINE SHE KEPT A MODEL CLEAN SHE WAS THE BEST DAMN WOMAN THAT I EVER SEEN SHE HAD THE SIGHTLESS EYES TELLING ME NO LIES KNOCKING ME OUT WITH WAS AMERICAN THIGHS">
            <text:p>SHE WAS TE FIST MACHINE SHE KEPT A MODEL CLEAN SHE WAS THE BEST DAMN WOMAN THAT I EVER SEEN SHE HAD THE SIGHTLESS EYES TELLING ME NO LIES KNOCKING ME OUT WITH WAS AMERICAN THIGHS</text:p>
          </table:table-cell>
        </table:table-row>
        <table:table-row>
          <table:table-cell office:value-type="string" office:string-value="Singer18_DeathGrowl_Low_lyrics">
            <text:p>Singer18_DeathGrowl_Low_lyrics</text:p>
          </table:table-cell>
          <table:table-cell office:value-type="string" office:string-value="SHE WAS THE FIRST MACHINE SHE KEPT A MODEL CLEAN SHE WAS THE BEST DAM WOMAN THAT I EVER SEEN SHE HAD THE SIGHTLESS SIES TELLING ME NO LIES KNOCKING ME OUT WI WAS AMERICAN FIGTS">
            <text:p>SHE WAS THE FIRST MACHINE SHE KEPT A MODEL CLEAN SHE WAS THE BEST DAM WOMAN THAT I EVER SEEN SHE HAD THE SIGHTLESS SIES TELLING ME NO LIES KNOCKING ME OUT WI WAS AMERICAN FIGTS</text:p>
          </table:table-cell>
        </table:table-row>
        <table:table-row>
          <table:table-cell office:value-type="string" office:string-value="Singer18_DeathGrowl_Mid_lyrics">
            <text:p>Singer18_DeathGrowl_Mid_lyrics</text:p>
          </table:table-cell>
          <table:table-cell office:value-type="string" office:string-value="SHE WAS THE FIST MACHINE SHE KEPT A MODEL CLEAN SHE WAS THE BEST TEM WOMAN THAT I EVER SEN SHE HAD THE SIT PRESIDE TELLING ME NO LIES KNOCKING ME UT W WAS AMERICAN FIGHTS">
            <text:p>SHE WAS THE FIST MACHINE SHE KEPT A MODEL CLEAN SHE WAS THE BEST TEM WOMAN THAT I EVER SEN SHE HAD THE SIT PRESIDE TELLING ME NO LIES KNOCKING ME UT W WAS AMERICAN FIGHTS</text:p>
          </table:table-cell>
        </table:table-row>
        <table:table-row>
          <table:table-cell office:value-type="string" office:string-value="Singer18_HardcoreScream_High_lyrics">
            <text:p>Singer18_HardcoreScream_High_lyrics</text:p>
          </table:table-cell>
          <table:table-cell office:value-type="string" office:string-value="SHE WAS A FIST MUSHA SHE KEPT HE MOD OUT CLAD SHE WAS THE BAS DAM WOMEN BUT I REVESIN SHE HAD E SIGTLESS SIE TELLING ME NO LIES KNOCKING ME OUT WITH AS AMERICAN FICE">
            <text:p>SHE WAS A FIST MUSHA SHE KEPT HE MOD OUT CLAD SHE WAS THE BAS DAM WOMEN BUT I REVESIN SHE HAD E SIGTLESS SIE TELLING ME NO LIES KNOCKING ME OUT WITH AS AMERICAN FICE</text:p>
          </table:table-cell>
        </table:table-row>
        <table:table-row>
          <table:table-cell office:value-type="string" office:string-value="Singer18_HardcoreScream_Low_lyrics">
            <text:p>Singer18_HardcoreScream_Low_lyrics</text:p>
          </table:table-cell>
          <table:table-cell office:value-type="string" office:string-value="SHE WAS FISTE BUT SHE SHE KEPT E MODEL CLEAN SHE WAS E BESTEM WO BED FANE WETHER SEN SHE HAD VESIDE LE IE TURNING BE NO LIE KNOCKING ME HARD WITH US AMERICAN FICE">
            <text:p>SHE WAS FISTE BUT SHE SHE KEPT E MODEL CLEAN SHE WAS E BESTEM WO BED FANE WETHER SEN SHE HAD VESIDE LE IE TURNING BE NO LIE KNOCKING ME HARD WITH US AMERICAN FICE</text:p>
          </table:table-cell>
        </table:table-row>
        <table:table-row>
          <table:table-cell office:value-type="string" office:string-value="Singer18_HardcoreScream_Mid_lyrics">
            <text:p>Singer18_HardcoreScream_Mid_lyrics</text:p>
          </table:table-cell>
          <table:table-cell office:value-type="string" office:string-value="SHE WAS THE FIRST MACHINE SHE KEPT A MODO CLEAN SHE WAS THE BEST TEM ON MAN TAT I WEVER SEEN SHE HAD THE SIRTLES EYES TELLING ME NO LIES KNOCKING ME HARD WITH US AMERICAN FIES">
            <text:p>SHE WAS THE FIRST MACHINE SHE KEPT A MODO CLEAN SHE WAS THE BEST TEM ON MAN TAT I WEVER SEEN SHE HAD THE SIRTLES EYES TELLING ME NO LIES KNOCKING ME HARD WITH US AMERICAN FIES</text:p>
          </table:table-cell>
        </table:table-row>
        <table:table-row>
          <table:table-cell office:value-type="string" office:string-value="Singer19_BlackShriek_Mid_lyrics">
            <text:p>Singer19_BlackShriek_Mid_lyrics</text:p>
          </table:table-cell>
          <table:table-cell office:value-type="string" office:string-value="THIS MORNING I ONLY ENTO MA TE DAY WICKED DOWN AE DRE COD SOME THEYA">
            <text:p>THIS MORNING I ONLY ENTO MA TE DAY WICKED DOWN AE DRE COD SOME THEYA</text:p>
          </table:table-cell>
        </table:table-row>
        <table:table-row>
          <table:table-cell office:value-type="string" office:string-value="Singer19_ClearVoice_High_lyrics">
            <text:p>Singer19_ClearVoice_High_lyrics</text:p>
          </table:table-cell>
          <table:table-cell office:value-type="string" office:string-value="THIS MORNING AND OE TO MA TE DAY WICKED JOHN ON E TRAS CONSOME TOAR O">
            <text:p>THIS MORNING AND OE TO MA TE DAY WICKED JOHN ON E TRAS CONSOME TOAR O</text:p>
          </table:table-cell>
        </table:table-row>
        <table:table-row>
          <table:table-cell office:value-type="string" office:string-value="Singer19_ClearVoice_Low_lyrics">
            <text:p>Singer19_ClearVoice_Low_lyrics</text:p>
          </table:table-cell>
          <table:table-cell office:value-type="string" office:string-value="THIS MORNING AN AUDIENT TO ME THE DAY WAKEE DOWN ON THE TREES CONSOM OL WATE">
            <text:p>THIS MORNING AN AUDIENT TO ME THE DAY WAKEE DOWN ON THE TREES CONSOM OL WATE</text:p>
          </table:table-cell>
        </table:table-row>
        <table:table-row>
          <table:table-cell office:value-type="string" office:string-value="Singer19_ClearVoice_Mid_lyrics">
            <text:p>Singer19_ClearVoice_Mid_lyrics</text:p>
          </table:table-cell>
          <table:table-cell office:value-type="string" office:string-value="TIS MORNING AORIENTOME TE DAY WE KI DOWN ON TE TREES CON SOM NE ALL TE WATER">
            <text:p>TIS MORNING AORIENTOME TE DAY WE KI DOWN ON TE TREES CON SOM NE ALL TE WATER</text:p>
          </table:table-cell>
        </table:table-row>
        <table:table-row>
          <table:table-cell office:value-type="string" office:string-value="Singer19_DeathGrowl_Low_lyrics">
            <text:p>Singer19_DeathGrowl_Low_lyrics</text:p>
          </table:table-cell>
          <table:table-cell office:value-type="string" office:string-value="AMOIN TER ONLY AT TOMA TE GI WELL CLIK DOWN ORA TUN COT SOM NOR">
            <text:p>AMOIN TER ONLY AT TOMA TE GI WELL CLIK DOWN ORA TUN COT SOM NOR</text:p>
          </table:table-cell>
        </table:table-row>
        <table:table-row>
          <table:table-cell office:value-type="string" office:string-value="Singer19_DeathGrowl_Mid_lyrics">
            <text:p>Singer19_DeathGrowl_Mid_lyrics</text:p>
          </table:table-cell>
          <table:table-cell office:value-type="string" office:string-value="THIS MORNIN AND ONETOMA TO I WEL CE DOWN WIR A DRASE GOD SOM TOONE">
            <text:p>THIS MORNIN AND ONETOMA TO I WEL CE DOWN WIR A DRASE GOD SOM TOONE</text:p>
          </table:table-cell>
        </table:table-row>
        <table:table-row>
          <table:table-cell office:value-type="string" office:string-value="Singer19_HardcoreScream_High_lyrics">
            <text:p>Singer19_HardcoreScream_High_lyrics</text:p>
          </table:table-cell>
          <table:table-cell office:value-type="string" office:string-value="THISMORNING RENONNTO BAY TO DAY WITE O AN TE TRAIN GOD SO NO">
            <text:p>THISMORNING RENONNTO BAY TO DAY WITE O AN TE TRAIN GOD SO NO</text:p>
          </table:table-cell>
        </table:table-row>
        <table:table-row>
          <table:table-cell office:value-type="string" office:string-value="Singer19_HardcoreScream_Low_lyrics">
            <text:p>Singer19_HardcoreScream_Low_lyrics</text:p>
          </table:table-cell>
          <table:table-cell office:value-type="string" office:string-value="EPODEN WERE ONE O ME TO DAY WIT TE DON WARATS CONSOME WEAL">
            <text:p>EPODEN WERE ONE O ME TO DAY WIT TE DON WARATS CONSOME WEAL</text:p>
          </table:table-cell>
        </table:table-row>
        <table:table-row>
          <table:table-cell office:value-type="string" office:string-value="Singer19_HardcoreScream_Mid_lyrics">
            <text:p>Singer19_HardcoreScream_Mid_lyrics</text:p>
          </table:table-cell>
          <table:table-cell office:value-type="string" office:string-value="THIS MORNING WEN ONENTO ME TO DAY WEKAN DON'T WALT TREEES CONSOM DO WALLE">
            <text:p>THIS MORNING WEN ONENTO ME TO DAY WEKAN DON'T WALT TREEES CONSOM DO WALLE</text:p>
          </table:table-cell>
        </table:table-row>
        <table:table-row>
          <table:table-cell office:value-type="string" office:string-value="Singer1_BlackShriek_Mid_lyrics">
            <text:p>Singer1_BlackShriek_Mid_lyrics</text:p>
          </table:table-cell>
          <table:table-cell office:value-type="string" office:string-value="THEY TOLD ME TO WHAT THE MALAF WAS CARE BUT BECAUSE HEY WERE TOO SHARP TO DO SO AND THE BER TO KEP THE RATIS YEK AT A GOOD GRIP INSTEAD TO GROW THEY TOLD ME TO WHAT THE MALAF WAS CA BUT BUCAUSE E WERE TOO SHARP TO DO SO AND THE BER TO COME TER ATIS YERK AT A GOOD GRIP">
            <text:p>THEY TOLD ME TO WHAT THE MALAF WAS CARE BUT BECAUSE HEY WERE TOO SHARP TO DO SO AND THE BER TO KEP THE RATIS YEK AT A GOOD GRIP INSTEAD TO GROW THEY TOLD ME TO WHAT THE MALAF WAS CA BUT BUCAUSE E WERE TOO SHARP TO DO SO AND THE BER TO COME TER ATIS YERK AT A GOOD GRIP</text:p>
          </table:table-cell>
        </table:table-row>
        <table:table-row>
          <table:table-cell office:value-type="string" office:string-value="Singer1_ClearVoice_High_lyrics">
            <text:p>Singer1_ClearVoice_High_lyrics</text:p>
          </table:table-cell>
          <table:table-cell office:value-type="string" office:string-value="THEY TOLD ME TO WANDER MY LIFE WITH CARE BUT MY CLOTHES ARE WERE TOO SHARP TO DO SO AND A BIRD TO COME DOWN AT THE AIR GET A GOOD GRIP IT'S TIME TO GROW THEY TOLD ME TO WANDER MY LIFE WITH CARE BUT MY CLOTHES ARE WER TOO SHARP TO DO SO AND A BIRD TO COME DOWN ATIN THE AIR GET A GOOD">
            <text:p>THEY TOLD ME TO WANDER MY LIFE WITH CARE BUT MY CLOTHES ARE WERE TOO SHARP TO DO SO AND A BIRD TO COME DOWN AT THE AIR GET A GOOD GRIP IT'S TIME TO GROW THEY TOLD ME TO WANDER MY LIFE WITH CARE BUT MY CLOTHES ARE WER TOO SHARP TO DO SO AND A BIRD TO COME DOWN ATIN THE AIR GET A GOOD</text:p>
          </table:table-cell>
        </table:table-row>
        <table:table-row>
          <table:table-cell office:value-type="string" office:string-value="Singer1_ClearVoice_Low_lyrics">
            <text:p>Singer1_ClearVoice_Low_lyrics</text:p>
          </table:table-cell>
          <table:table-cell office:value-type="string" office:string-value="THEY TOLD ME TO WANT TE ALL OFF WITH CARE BUT MY CLOWS I WERE TOO SHARP TO DO SO AND NABIR TO COME DOWN LETIN THE YEAR GETS A GOOD GRIP IT'S TIME TO GROW THEY TOLD ME TO WAN TE MALL OFF WITH CARE BUT MY CLOS A WERE TOO SHARP TO DO SO AN ABIR TO COME DOWN LETTING THE AIR GET">
            <text:p>THEY TOLD ME TO WANT TE ALL OFF WITH CARE BUT MY CLOWS I WERE TOO SHARP TO DO SO AND NABIR TO COME DOWN LETIN THE YEAR GETS A GOOD GRIP IT'S TIME TO GROW THEY TOLD ME TO WAN TE MALL OFF WITH CARE BUT MY CLOS A WERE TOO SHARP TO DO SO AN ABIR TO COME DOWN LETTING THE AIR GET</text:p>
          </table:table-cell>
        </table:table-row>
        <table:table-row>
          <table:table-cell office:value-type="string" office:string-value="Singer1_ClearVoice_Mid_lyrics">
            <text:p>Singer1_ClearVoice_Mid_lyrics</text:p>
          </table:table-cell>
          <table:table-cell office:value-type="string" office:string-value="THEY TOLD ME TO WANDER MY LIFE WITH CARE BUT MY CLOTHES AE WERE TOO SHARP TO DO SO AND A BIRD TO COME DOWN I SI THE AIR GETS A GOOD GRIP IT'S TIME TO GROW THEY TOLD ME TO WANDER MY LIFE WITH CARE BUT MY CLOTHES ARE WEE TOO SHARP TO DO SO AND A BIRD TO COME DOWN IT IN THE AIR GETS A GOOD">
            <text:p>THEY TOLD ME TO WANDER MY LIFE WITH CARE BUT MY CLOTHES AE WERE TOO SHARP TO DO SO AND A BIRD TO COME DOWN I SI THE AIR GETS A GOOD GRIP IT'S TIME TO GROW THEY TOLD ME TO WANDER MY LIFE WITH CARE BUT MY CLOTHES ARE WEE TOO SHARP TO DO SO AND A BIRD TO COME DOWN IT IN THE AIR GETS A GOOD</text:p>
          </table:table-cell>
        </table:table-row>
        <table:table-row>
          <table:table-cell office:value-type="string" office:string-value="Singer1_DeathGrowl_Low_lyrics">
            <text:p>Singer1_DeathGrowl_Low_lyrics</text:p>
          </table:table-cell>
          <table:table-cell office:value-type="string" office:string-value="THEY TOGHT ME TO WE MOLOFIS CIR BUT BUCKLOE OWR TO SOP TO DO SO A THE BIRD TO CUT O A IT ER GOT A GOOD GRIP IT STOPPED TO GROW THEY TAGT ME TO AN MLFIS CAR BUT BUCKLOED OVER TO SOP TO DO SO AND THE BIRD TOK UP OATITER">
            <text:p>THEY TOGHT ME TO WE MOLOFIS CIR BUT BUCKLOE OWR TO SOP TO DO SO A THE BIRD TO CUT O A IT ER GOT A GOOD GRIP IT STOPPED TO GROW THEY TAGT ME TO AN MLFIS CAR BUT BUCKLOED OVER TO SOP TO DO SO AND THE BIRD TOK UP OATITER</text:p>
          </table:table-cell>
        </table:table-row>
        <table:table-row>
          <table:table-cell office:value-type="string" office:string-value="Singer1_DeathGrowl_Mid_lyrics">
            <text:p>Singer1_DeathGrowl_Mid_lyrics</text:p>
          </table:table-cell>
          <table:table-cell office:value-type="string" office:string-value="THEY TAUGHT ME TO WATTER MY REFF WITH CARE BUT MY CLOTHE AR WERE TOO SHARP TO DO SO AND A BIR TO CUT TE RAT IS EAR JUST A GOOD GRIP IS TOT TO GROW THEY TOGT ME TO WATTER MA LEF WISH CARE BUT MYCLOTH A WERE TOO SHARP TO DO SO AND  BIR TO CUT TE ATIS">
            <text:p>THEY TAUGHT ME TO WATTER MY REFF WITH CARE BUT MY CLOTHE AR WERE TOO SHARP TO DO SO AND A BIR TO CUT TE RAT IS EAR JUST A GOOD GRIP IS TOT TO GROW THEY TOGT ME TO WATTER MA LEF WISH CARE BUT MYCLOTH A WERE TOO SHARP TO DO SO AND  BIR TO CUT TE ATIS</text:p>
          </table:table-cell>
        </table:table-row>
        <table:table-row>
          <table:table-cell office:value-type="string" office:string-value="Singer1_HardcoreScream_Mid_lyrics">
            <text:p>Singer1_HardcoreScream_Mid_lyrics</text:p>
          </table:table-cell>
          <table:table-cell office:value-type="string" office:string-value="THEY TOUGT ME TO WATEBOUT OF WIT CARE BUT MY CLOTHE ARE WER TO SHOW TO DO SO AN TE BAR TO CAP TO AT IS EAR GET A GOOD GRAPE STOP TO GROW THEY TOUGT ME TO WANTE BOEF WIT CARE BUT MY CLOTHES AE WER TO SHOFT TO DO SO AN TE BAR TO CAPDOW AT HIS EAR">
            <text:p>THEY TOUGT ME TO WATEBOUT OF WIT CARE BUT MY CLOTHE ARE WER TO SHOW TO DO SO AN TE BAR TO CAP TO AT IS EAR GET A GOOD GRAPE STOP TO GROW THEY TOUGT ME TO WANTE BOEF WIT CARE BUT MY CLOTHES AE WER TO SHOFT TO DO SO AN TE BAR TO CAPDOW AT HIS EAR</text:p>
          </table:table-cell>
        </table:table-row>
        <table:table-row>
          <table:table-cell office:value-type="string" office:string-value="Singer20_BlackShriek_High_lyrics">
            <text:p>Singer20_BlackShriek_High_lyrics</text:p>
          </table:table-cell>
          <table:table-cell office:value-type="string" office:string-value="REASON DOSEN WIRL THE WORLD THE GRADE OF YOUR PEPLE EQUAL THE MISERY OF MENY WHEN AK YOUR MULE TUN AS FAST AS SOVIVALL">
            <text:p>REASON DOSEN WIRL THE WORLD THE GRADE OF YOUR PEPLE EQUAL THE MISERY OF MENY WHEN AK YOUR MULE TUN AS FAST AS SOVIVALL</text:p>
          </table:table-cell>
        </table:table-row>
        <table:table-row>
          <table:table-cell office:value-type="string" office:string-value="Singer20_BlackShriek_Mid_lyrics">
            <text:p>Singer20_BlackShriek_Mid_lyrics</text:p>
          </table:table-cell>
          <table:table-cell office:value-type="string" office:string-value="REASON DOSAN WOLL THE WORLD THE GREED OF YOU PEOPLE EQUAL THE MISERY OF MANY WHE NOT YOUR MULE SHAN YO SPASI SOVIFALL">
            <text:p>REASON DOSAN WOLL THE WORLD THE GREED OF YOU PEOPLE EQUAL THE MISERY OF MANY WHE NOT YOUR MULE SHAN YO SPASI SOVIFALL</text:p>
          </table:table-cell>
        </table:table-row>
        <table:table-row>
          <table:table-cell office:value-type="string" office:string-value="Singer20_ClearVoice_High_lyrics">
            <text:p>Singer20_ClearVoice_High_lyrics</text:p>
          </table:table-cell>
          <table:table-cell office:value-type="string" office:string-value="WEAND DUSAND WO THE WORLD THE GREED OF FEW PEOPLE HE QUALL THE MISERY OF MAN WHEN A CUMULASHON HIS FASTING SIVERVAL">
            <text:p>WEAND DUSAND WO THE WORLD THE GREED OF FEW PEOPLE HE QUALL THE MISERY OF MAN WHEN A CUMULASHON HIS FASTING SIVERVAL</text:p>
          </table:table-cell>
        </table:table-row>
        <table:table-row>
          <table:table-cell office:value-type="string" office:string-value="Singer20_ClearVoice_Low_lyrics">
            <text:p>Singer20_ClearVoice_Low_lyrics</text:p>
          </table:table-cell>
          <table:table-cell office:value-type="string" office:string-value="REASON DOESN'T WOO THE WORLD THE GREED OF FEW PEOPLE EQUAL THE MISERY OF MANY WHEN ACUMULATION IS FASTING SURVIVAL">
            <text:p>REASON DOESN'T WOO THE WORLD THE GREED OF FEW PEOPLE EQUAL THE MISERY OF MANY WHEN ACUMULATION IS FASTING SURVIVAL</text:p>
          </table:table-cell>
        </table:table-row>
        <table:table-row>
          <table:table-cell office:value-type="string" office:string-value="Singer20_ClearVoice_Mid_lyrics">
            <text:p>Singer20_ClearVoice_Mid_lyrics</text:p>
          </table:table-cell>
          <table:table-cell office:value-type="string" office:string-value="REASON DOES UNWO THE WORLD THE GREED OF FEW PEOPLE EQUAL THE MISERY OF MANY WHEN ACCUMULATION IS FASTING SURVIVALL">
            <text:p>REASON DOES UNWO THE WORLD THE GREED OF FEW PEOPLE EQUAL THE MISERY OF MANY WHEN ACCUMULATION IS FASTING SURVIVALL</text:p>
          </table:table-cell>
        </table:table-row>
        <table:table-row>
          <table:table-cell office:value-type="string" office:string-value="Singer20_DeathGrowl_Low_lyrics">
            <text:p>Singer20_DeathGrowl_Low_lyrics</text:p>
          </table:table-cell>
          <table:table-cell office:value-type="string" office:string-value="REASON DOSN'T KNOW THE WORLD THE GREED OF YOUR PEOPLE I CALL THE MISERY OF MENEA ONE ACCUMULATION IS FASTY SURVIVAL">
            <text:p>REASON DOSN'T KNOW THE WORLD THE GREED OF YOUR PEOPLE I CALL THE MISERY OF MENEA ONE ACCUMULATION IS FASTY SURVIVAL</text:p>
          </table:table-cell>
        </table:table-row>
        <table:table-row>
          <table:table-cell office:value-type="string" office:string-value="Singer20_DeathGrowl_Mid_lyrics">
            <text:p>Singer20_DeathGrowl_Mid_lyrics</text:p>
          </table:table-cell>
          <table:table-cell office:value-type="string" office:string-value="RESEN THOSE UNOR THE WORLD THE GREED OF YOU PEP EQUAL THE MISERY OFMENER WER NOK O MORLA SHON IS PASSING SOVIALL">
            <text:p>RESEN THOSE UNOR THE WORLD THE GREED OF YOU PEP EQUAL THE MISERY OFMENER WER NOK O MORLA SHON IS PASSING SOVIALL</text:p>
          </table:table-cell>
        </table:table-row>
        <table:table-row>
          <table:table-cell office:value-type="string" office:string-value="Singer20_HardcoreScream_High_lyrics">
            <text:p>Singer20_HardcoreScream_High_lyrics</text:p>
          </table:table-cell>
          <table:table-cell office:value-type="string" office:string-value="REASA DOSAND WOL THE WORLD THE GRAD OF OR PEPAL EQUAL THE MISERY OF MELAY WHERE NOT YOUR MURLE SHAN I FARSI SURVIVALL">
            <text:p>REASA DOSAND WOL THE WORLD THE GRAD OF OR PEPAL EQUAL THE MISERY OF MELAY WHERE NOT YOUR MURLE SHAN I FARSI SURVIVALL</text:p>
          </table:table-cell>
        </table:table-row>
        <table:table-row>
          <table:table-cell office:value-type="string" office:string-value="Singer20_HardcoreScream_Low_lyrics">
            <text:p>Singer20_HardcoreScream_Low_lyrics</text:p>
          </table:table-cell>
          <table:table-cell office:value-type="string" office:string-value="REASON DOS UN RULE THE WORLD THE GREED OF FEW PEOPLE EQUAL THE MISERY OF MANY WEL LUCK YOU MURLY SHAN YES FASTI SERVIVE ALL">
            <text:p>REASON DOS UN RULE THE WORLD THE GREED OF FEW PEOPLE EQUAL THE MISERY OF MANY WEL LUCK YOU MURLY SHAN YES FASTI SERVIVE ALL</text:p>
          </table:table-cell>
        </table:table-row>
        <table:table-row>
          <table:table-cell office:value-type="string" office:string-value="Singer20_HardcoreScream_Mid_lyrics">
            <text:p>Singer20_HardcoreScream_Mid_lyrics</text:p>
          </table:table-cell>
          <table:table-cell office:value-type="string" office:string-value="REASON DOESNN'T RULE THE WORLD THE GREED OF YOU PEOPLE EQUAL THE MISERY OF METE WHEN AT YOUR MULA SHON IS FASTING SORVIVAL">
            <text:p>REASON DOESNN'T RULE THE WORLD THE GREED OF YOU PEOPLE EQUAL THE MISERY OF METE WHEN AT YOUR MULA SHON IS FASTING SORVIVAL</text:p>
          </table:table-cell>
        </table:table-row>
        <table:table-row>
          <table:table-cell office:value-type="string" office:string-value="Singer22_BlackShriek_High_lyrics">
            <text:p>Singer22_BlackShriek_High_lyrics</text:p>
          </table:table-cell>
          <table:table-cell office:value-type="string" office:string-value="TRARITS I LT I I RO SO THEWAYS OTELAD A ORI IRESING R RID THE SK">
            <text:p>TRARITS I LT I I RO SO THEWAYS OTELAD A ORI IRESING R RID THE SK</text:p>
          </table:table-cell>
        </table:table-row>
        <table:table-row>
          <table:table-cell office:value-type="string" office:string-value="Singer22_BlackShriek_Mid_lyrics">
            <text:p>Singer22_BlackShriek_Mid_lyrics</text:p>
          </table:table-cell>
          <table:table-cell office:value-type="string" office:string-value="BUT PRAY FRET TIE SATL AT I TOW LARA OPLOUD WHIOSEPRASANG WERE RI THE SCA">
            <text:p>BUT PRAY FRET TIE SATL AT I TOW LARA OPLOUD WHIOSEPRASANG WERE RI THE SCA</text:p>
          </table:table-cell>
        </table:table-row>
        <table:table-row>
          <table:table-cell office:value-type="string" office:string-value="Singer22_BlackShriek_Mid_lyrics_2">
            <text:p>Singer22_BlackShriek_Mid_lyrics_2</text:p>
          </table:table-cell>
          <table:table-cell office:value-type="string" office:string-value="BUT BRAVE FRENCH I IS THAT LIGT TO FIGHT FOR SOAD OP RON CONQEST O PRESE WERES THE C">
            <text:p>BUT BRAVE FRENCH I IS THAT LIGT TO FIGHT FOR SOAD OP RON CONQEST O PRESE WERES THE C</text:p>
          </table:table-cell>
        </table:table-row>
        <table:table-row>
          <table:table-cell office:value-type="string" office:string-value="Singer22_ClearVoice_High_lyrics">
            <text:p>Singer22_ClearVoice_High_lyrics</text:p>
          </table:table-cell>
          <table:table-cell office:value-type="string" office:string-value="BUT PRAY FRET DIE THAT LIFE TO FIGHT FOR HAP TLOWEC HUP CURSE ERTY BREEDING RERED THE SKY">
            <text:p>BUT PRAY FRET DIE THAT LIFE TO FIGHT FOR HAP TLOWEC HUP CURSE ERTY BREEDING RERED THE SKY</text:p>
          </table:table-cell>
        </table:table-row>
        <table:table-row>
          <table:table-cell office:value-type="string" office:string-value="Singer22_ClearVoice_Low_lyrics">
            <text:p>Singer22_ClearVoice_Low_lyrics</text:p>
          </table:table-cell>
          <table:table-cell office:value-type="string" office:string-value="BUNT PRAY FRET DIES OT LIFE TO FIGHT FOR HEP L WAY TO HER KILL HERSE BREEDING RERED DESK">
            <text:p>BUNT PRAY FRET DIES OT LIFE TO FIGHT FOR HEP L WAY TO HER KILL HERSE BREEDING RERED DESK</text:p>
          </table:table-cell>
        </table:table-row>
        <table:table-row>
          <table:table-cell office:value-type="string" office:string-value="Singer22_ClearVoice_Mid_lyrics">
            <text:p>Singer22_ClearVoice_Mid_lyrics</text:p>
          </table:table-cell>
          <table:table-cell office:value-type="string" office:string-value="BURNT PRAY FRET DIE IS AT LIFE TO FIGHT FOR HEAT LE WAT UP CAS HESTE BREATHING RERED THE SKY">
            <text:p>BURNT PRAY FRET DIE IS AT LIFE TO FIGHT FOR HEAT LE WAT UP CAS HESTE BREATHING RERED THE SKY</text:p>
          </table:table-cell>
        </table:table-row>
        <table:table-row>
          <table:table-cell office:value-type="string" office:string-value="Singer22_DeathGrowl_Low_lyrics">
            <text:p>Singer22_DeathGrowl_Low_lyrics</text:p>
          </table:table-cell>
          <table:table-cell office:value-type="string" office:string-value="OTFRAY A FREC TO YOU SO TLOK SO FIGHTFUR APE WIO COMSEWASER PRESENT WHERE IS AC">
            <text:p>OTFRAY A FREC TO YOU SO TLOK SO FIGHTFUR APE WIO COMSEWASER PRESENT WHERE IS AC</text:p>
          </table:table-cell>
        </table:table-row>
        <table:table-row>
          <table:table-cell office:value-type="string" office:string-value="Singer22_DeathGrowl_Mid_lyrics">
            <text:p>Singer22_DeathGrowl_Mid_lyrics</text:p>
          </table:table-cell>
          <table:table-cell office:value-type="string" office:string-value="BUT WA A FRAD TI E TO AOT O WIT WE AFTEWA AFTLON TOAS EVERYTHING WHERE IS THA C">
            <text:p>BUT WA A FRAD TI E TO AOT O WIT WE AFTEWA AFTLON TOAS EVERYTHING WHERE IS THA C</text:p>
          </table:table-cell>
        </table:table-row>
        <table:table-row>
          <table:table-cell office:value-type="string" office:string-value="Singer22_HardcoreScream_High_lyrics">
            <text:p>Singer22_HardcoreScream_High_lyrics</text:p>
          </table:table-cell>
          <table:table-cell office:value-type="string" office:string-value="HAT BRI RED STY THAT LAOFID VO LABRI STOP LOD COT YOUR URRISEI WERAD THE SKY">
            <text:p>HAT BRI RED STY THAT LAOFID VO LABRI STOP LOD COT YOUR URRISEI WERAD THE SKY</text:p>
          </table:table-cell>
        </table:table-row>
        <table:table-row>
          <table:table-cell office:value-type="string" office:string-value="Singer22_HardcoreScream_Low_lyrics">
            <text:p>Singer22_HardcoreScream_Low_lyrics</text:p>
          </table:table-cell>
          <table:table-cell office:value-type="string" office:string-value="AT PRI FREC TI  SA AV TO FIGHT FOR GP T WITROS COT YOUOT O BRETE WELL LET US C">
            <text:p>AT PRI FREC TI  SA AV TO FIGHT FOR GP T WITROS COT YOUOT O BRETE WELL LET US C</text:p>
          </table:table-cell>
        </table:table-row>
        <table:table-row>
          <table:table-cell office:value-type="string" office:string-value="Singer22_HardcoreScream_Mid_lyrics">
            <text:p>Singer22_HardcoreScream_Mid_lyrics</text:p>
          </table:table-cell>
          <table:table-cell office:value-type="string" office:string-value="T BRY FRESH STI SAT LIVE TO FIGHT FOR WOPD AROUND BOPD E ROS CAR WA E BRET WHE RA TE C">
            <text:p>T BRY FRESH STI SAT LIVE TO FIGHT FOR WOPD AROUND BOPD E ROS CAR WA E BRET WHE RA TE C</text:p>
          </table:table-cell>
        </table:table-row>
        <table:table-row>
          <table:table-cell office:value-type="string" office:string-value="Singer23_BlackShriek_High_lyrics">
            <text:p>Singer23_BlackShriek_High_lyrics</text:p>
          </table:table-cell>
          <table:table-cell office:value-type="string" office:string-value="YO NO A FIE FI  I  E I I GOT A TIE NO I KNOW WAT I TO SAY YO KNOW I CA FIV FI I SEVTIVE A WA A CA I SA">
            <text:p>YO NO A FIE FI  I  E I I GOT A TIE NO I KNOW WAT I TO SAY YO KNOW I CA FIV FI I SEVTIVE A WA A CA I SA</text:p>
          </table:table-cell>
        </table:table-row>
        <table:table-row>
          <table:table-cell office:value-type="string" office:string-value="Singer23_BlackShriek_Mid_lyrics">
            <text:p>Singer23_BlackShriek_Mid_lyrics</text:p>
          </table:table-cell>
          <table:table-cell office:value-type="string" office:string-value="YOUL NO CA F FOR YOURSEF  F ET A IAA AS GOT A TID TO A O A TOT I YOU NO I CA FO FOR YOUR SEFERT YOU A SO CU ORSELF">
            <text:p>YOUL NO CA F FOR YOURSEF  F ET A IAA AS GOT A TID TO A O A TOT I YOU NO I CA FO FOR YOUR SEFERT YOU A SO CU ORSELF</text:p>
          </table:table-cell>
        </table:table-row>
        <table:table-row>
          <table:table-cell office:value-type="string" office:string-value="Singer23_ClearVoice_High_lyrics">
            <text:p>Singer23_ClearVoice_High_lyrics</text:p>
          </table:table-cell>
          <table:table-cell office:value-type="string" office:string-value="YOU KNOW I CAN'T FIGHT FOR YOURSELF YOURE AFTER TO THIS ON YOUR OWN NOBODY IS GOING TO TELL TO WHAT YOU WANTED TO SAY YOU KNOW I CAN'T FINHT FOR YOURSELF EVERY TIME YOU WISH YOU COULD HAVE SO">
            <text:p>YOU KNOW I CAN'T FIGHT FOR YOURSELF YOURE AFTER TO THIS ON YOUR OWN NOBODY IS GOING TO TELL TO WHAT YOU WANTED TO SAY YOU KNOW I CAN'T FINHT FOR YOURSELF EVERY TIME YOU WISH YOU COULD HAVE SO</text:p>
          </table:table-cell>
        </table:table-row>
        <table:table-row>
          <table:table-cell office:value-type="string" office:string-value="Singer23_ClearVoice_Low_lyrics">
            <text:p>Singer23_ClearVoice_Low_lyrics</text:p>
          </table:table-cell>
          <table:table-cell office:value-type="string" office:string-value="YOU KNOW I CAN'T FIGHT FOR YOURSELF YOUR HAV TO DO THIS ON YOUR OWNO BUT I'S GOING TO TELL TO HER WHAT YOU WANTED TO SAY YOU KNOW I CANT FIGHT FOR YOURSELF EVERY TIME YOU WISH YOU COULD HAVE SO">
            <text:p>YOU KNOW I CAN'T FIGHT FOR YOURSELF YOUR HAV TO DO THIS ON YOUR OWNO BUT I'S GOING TO TELL TO HER WHAT YOU WANTED TO SAY YOU KNOW I CANT FIGHT FOR YOURSELF EVERY TIME YOU WISH YOU COULD HAVE SO</text:p>
          </table:table-cell>
        </table:table-row>
        <table:table-row>
          <table:table-cell office:value-type="string" office:string-value="Singer23_ClearVoice_Mid_lyrics">
            <text:p>Singer23_ClearVoice_Mid_lyrics</text:p>
          </table:table-cell>
          <table:table-cell office:value-type="string" office:string-value="YOU KNOW I CAN'T FIGHT FOR YOURSELF YOU HAVE TO DO THIS ON YOUR OWN O BODY IS GOING TO TELL TO HER WHAT YOU WANTED TO SAY YOU KNOW I CAN'T FIGHT FOR YOURSELF EVERY TIME YOU WISH YOU COULD HAVE SO">
            <text:p>YOU KNOW I CAN'T FIGHT FOR YOURSELF YOU HAVE TO DO THIS ON YOUR OWN O BODY IS GOING TO TELL TO HER WHAT YOU WANTED TO SAY YOU KNOW I CAN'T FIGHT FOR YOURSELF EVERY TIME YOU WISH YOU COULD HAVE SO</text:p>
          </table:table-cell>
        </table:table-row>
        <table:table-row>
          <table:table-cell office:value-type="string" office:string-value="Singer23_DeathGrowl_Low_lyrics">
            <text:p>Singer23_DeathGrowl_Low_lyrics</text:p>
          </table:table-cell>
          <table:table-cell office:value-type="string" office:string-value="YO NO AD FIT FOR YOURSELF YOU RAF TO TOTE ON YOUR ROW NO BODY'S GON AT ALL TOWAT O WODER TO SON YOU NOIT FON FOR YOURSELF AV TIME YOUR WISHO COULD HAVE SOLV">
            <text:p>YO NO AD FIT FOR YOURSELF YOU RAF TO TOTE ON YOUR ROW NO BODY'S GON AT ALL TOWAT O WODER TO SON YOU NOIT FON FOR YOURSELF AV TIME YOUR WISHO COULD HAVE SOLV</text:p>
          </table:table-cell>
        </table:table-row>
        <table:table-row>
          <table:table-cell office:value-type="string" office:string-value="Singer23_DeathGrowl_Mid_lyrics">
            <text:p>Singer23_DeathGrowl_Mid_lyrics</text:p>
          </table:table-cell>
          <table:table-cell office:value-type="string" office:string-value="YOU KNOW WHAT CAN FI FOR YOURSELF YOU RAFT O TOTAT ON YOUR ROW THO BODY AS GON ATOR TO WHAT YOU WATER TO SIR YOU KNOW WHAT CAN FIHT FOR YOURSELF EVERY TIME YOUR WIRSOR COD ABSOLVE">
            <text:p>YOU KNOW WHAT CAN FI FOR YOURSELF YOU RAFT O TOTAT ON YOUR ROW THO BODY AS GON ATOR TO WHAT YOU WATER TO SIR YOU KNOW WHAT CAN FIHT FOR YOURSELF EVERY TIME YOUR WIRSOR COD ABSOLVE</text:p>
          </table:table-cell>
        </table:table-row>
        <table:table-row>
          <table:table-cell office:value-type="string" office:string-value="Singer23_HardcoreScream_High_lyrics">
            <text:p>Singer23_HardcoreScream_High_lyrics</text:p>
          </table:table-cell>
          <table:table-cell office:value-type="string" office:string-value="YO KNO I CANT FINT FOR YOURSEF O AFTE DA A SO ORO NO BOD AS GON A TILE SO WHAT YO WAN A AT SIGHT YOU KNOW I CAN'T FI FO YOUR SEF EVERY TIME YOU WISH I CAN'T HAVE SOME">
            <text:p>YO KNO I CANT FINT FOR YOURSEF O AFTE DA A SO ORO NO BOD AS GON A TILE SO WHAT YO WAN A AT SIGHT YOU KNOW I CAN'T FI FO YOUR SEF EVERY TIME YOU WISH I CAN'T HAVE SOME</text:p>
          </table:table-cell>
        </table:table-row>
        <table:table-row>
          <table:table-cell office:value-type="string" office:string-value="Singer23_HardcoreScream_Low_lyrics">
            <text:p>Singer23_HardcoreScream_Low_lyrics</text:p>
          </table:table-cell>
          <table:table-cell office:value-type="string" office:string-value="YO NO I CAN'T FIGHT FOR YOU SERF YOU RAF TO TOTIS ON YOUR ROW NHO BODY AS GONE ATUR TOWAT YO WATER TO SIR YOU KNOW I CAN'T FIGHT FOR YOUSEF EVERY TIME YOU WIRS YOUR COT ABSOLF">
            <text:p>YO NO I CAN'T FIGHT FOR YOU SERF YOU RAF TO TOTIS ON YOUR ROW NHO BODY AS GONE ATUR TOWAT YO WATER TO SIR YOU KNOW I CAN'T FIGHT FOR YOUSEF EVERY TIME YOU WIRS YOUR COT ABSOLF</text:p>
          </table:table-cell>
        </table:table-row>
        <table:table-row>
          <table:table-cell office:value-type="string" office:string-value="Singer23_HardcoreScream_Mid_lyrics">
            <text:p>Singer23_HardcoreScream_Mid_lyrics</text:p>
          </table:table-cell>
          <table:table-cell office:value-type="string" office:string-value="YOU KNOW WHAT CAN FOR FOR YOUR SIR YO ROF TE DOR E SON YO O NOBODY HAS GONE AT ALL TO WHAT YOU WAT E TA SIR YOUL KNOW WHAT CAN FOR FOR YOURSELF EVERY TIME YOU WISH YOU CU A SEF">
            <text:p>YOU KNOW WHAT CAN FOR FOR YOUR SIR YO ROF TE DOR E SON YO O NOBODY HAS GONE AT ALL TO WHAT YOU WAT E TA SIR YOUL KNOW WHAT CAN FOR FOR YOURSELF EVERY TIME YOU WISH YOU CU A SEF</text:p>
          </table:table-cell>
        </table:table-row>
        <table:table-row>
          <table:table-cell office:value-type="string" office:string-value="Singer24_ClearVoice_Low_lyrics">
            <text:p>Singer24_ClearVoice_Low_lyrics</text:p>
          </table:table-cell>
          <table:table-cell office:value-type="string" office:string-value="THIS TIME IT IS THE END I'VE GOT NOTHING LEFT TO LOSE WHILE SINKING IN THE SAND I AM STILL THINKING OF YOU TO ALL THE THINGS I'VE DONE AND FOR ALL THE THINGS I'VE TRIED">
            <text:p>THIS TIME IT IS THE END I'VE GOT NOTHING LEFT TO LOSE WHILE SINKING IN THE SAND I AM STILL THINKING OF YOU TO ALL THE THINGS I'VE DONE AND FOR ALL THE THINGS I'VE TRIED</text:p>
          </table:table-cell>
        </table:table-row>
        <table:table-row>
          <table:table-cell office:value-type="string" office:string-value="Singer24_ClearVoice_High_lyrics">
            <text:p>Singer24_ClearVoice_High_lyrics</text:p>
          </table:table-cell>
          <table:table-cell office:value-type="string" office:string-value="THIS TIME IT IS THE END I'VE GOT NOTHING LEFT TO LOSE WHAT SINKING IN THE SAND I'M STILL THINKING OF YOU TO ALL THE THINGS I'VE DONE AND FOR ALL THE THINGS I'VE TRIED">
            <text:p>THIS TIME IT IS THE END I'VE GOT NOTHING LEFT TO LOSE WHAT SINKING IN THE SAND I'M STILL THINKING OF YOU TO ALL THE THINGS I'VE DONE AND FOR ALL THE THINGS I'VE TRIED</text:p>
          </table:table-cell>
        </table:table-row>
        <table:table-row>
          <table:table-cell office:value-type="string" office:string-value="Singer24_ClearVoice_Mid_lyrics">
            <text:p>Singer24_ClearVoice_Mid_lyrics</text:p>
          </table:table-cell>
          <table:table-cell office:value-type="string" office:string-value="THIS TIME IT IS THE END I'VE GOT NOTHING LEFT TO LOSE WHAT SINKING IN THE SAND I AM SITTINKING OF YOU TO ALL THE THINGS I'VE DONE AND FOR ALL THE THINGS I'VE TRIED">
            <text:p>THIS TIME IT IS THE END I'VE GOT NOTHING LEFT TO LOSE WHAT SINKING IN THE SAND I AM SITTINKING OF YOU TO ALL THE THINGS I'VE DONE AND FOR ALL THE THINGS I'VE TRIED</text:p>
          </table:table-cell>
        </table:table-row>
        <table:table-row>
          <table:table-cell office:value-type="string" office:string-value="Singer24_HardcoreScream_Mid_lyrics">
            <text:p>Singer24_HardcoreScream_Mid_lyrics</text:p>
          </table:table-cell>
          <table:table-cell office:value-type="string" office:string-value="WHEN WE APON OUR EYS AND SARA THEY SAY MAY BE WEL REALES TOA CARCAS BE GOS BOTTO BE BLIND NOW">
            <text:p>WHEN WE APON OUR EYS AND SARA THEY SAY MAY BE WEL REALES TOA CARCAS BE GOS BOTTO BE BLIND NOW</text:p>
          </table:table-cell>
        </table:table-row>
        <table:table-row>
          <table:table-cell office:value-type="string" office:string-value="Singer25_BlackShriek_High_lyrics">
            <text:p>Singer25_BlackShriek_High_lyrics</text:p>
          </table:table-cell>
          <table:table-cell office:value-type="string" office:string-value="DE RAN MY ES THE OSOD CL OUT A SOUND OF CRIM WALDEREG THROUGH THE FI THE LIGTNIG">
            <text:p>DE RAN MY ES THE OSOD CL OUT A SOUND OF CRIM WALDEREG THROUGH THE FI THE LIGTNIG</text:p>
          </table:table-cell>
        </table:table-row>
        <table:table-row>
          <table:table-cell office:value-type="string" office:string-value="Singer25_BlackShriek_Mid_lyrics">
            <text:p>Singer25_BlackShriek_Mid_lyrics</text:p>
          </table:table-cell>
          <table:table-cell office:value-type="string" office:string-value="THUNDER IN MY ES THE USAN COULDTOUTE SAND E CRI WANDERING THROUGH THE FO THE LIGHTNING">
            <text:p>THUNDER IN MY ES THE USAN COULDTOUTE SAND E CRI WANDERING THROUGH THE FO THE LIGHTNING</text:p>
          </table:table-cell>
        </table:table-row>
        <table:table-row>
          <table:table-cell office:value-type="string" office:string-value="Singer25_ClearVoice_High_lyrics">
            <text:p>Singer25_ClearVoice_High_lyrics</text:p>
          </table:table-cell>
          <table:table-cell office:value-type="string" office:string-value="THUNDER IN MY EYYES THE OCEAN COULDN'T UNDERSTAND THE CRIME WANDERING THROUGH THE FOG THE LIGHTNING">
            <text:p>THUNDER IN MY EYYES THE OCEAN COULDN'T UNDERSTAND THE CRIME WANDERING THROUGH THE FOG THE LIGHTNING</text:p>
          </table:table-cell>
        </table:table-row>
        <table:table-row>
          <table:table-cell office:value-type="string" office:string-value="Singer25_ClearVoice_Low_lyrics">
            <text:p>Singer25_ClearVoice_Low_lyrics</text:p>
          </table:table-cell>
          <table:table-cell office:value-type="string" office:string-value="THUNDER IN MY EYES THE OCEAN CANNOT UNDERSTAND THE CRIME WANDERING THROUGH THE FOG THE LIGHTNING">
            <text:p>THUNDER IN MY EYES THE OCEAN CANNOT UNDERSTAND THE CRIME WANDERING THROUGH THE FOG THE LIGHTNING</text:p>
          </table:table-cell>
        </table:table-row>
        <table:table-row>
          <table:table-cell office:value-type="string" office:string-value="Singer25_ClearVoice_Mid_lyrics">
            <text:p>Singer25_ClearVoice_Mid_lyrics</text:p>
          </table:table-cell>
          <table:table-cell office:value-type="string" office:string-value="THUNDER IN MY EYYES THE OCEAN COULD UNDERSTAND THE CRIME WANDERING THROUGH THE FOG THE LIGHTNING">
            <text:p>THUNDER IN MY EYYES THE OCEAN COULD UNDERSTAND THE CRIME WANDERING THROUGH THE FOG THE LIGHTNING</text:p>
          </table:table-cell>
        </table:table-row>
        <table:table-row>
          <table:table-cell office:value-type="string" office:string-value="Singer25_DeathGrowl_Low_lyrics">
            <text:p>Singer25_DeathGrowl_Low_lyrics</text:p>
          </table:table-cell>
          <table:table-cell office:value-type="string" office:string-value="THUNDER AND MO TESAN COULDN'T UNDERSTAND THE CRIME WADERING THROUGH THE FOG THE LOED">
            <text:p>THUNDER AND MO TESAN COULDN'T UNDERSTAND THE CRIME WADERING THROUGH THE FOG THE LOED</text:p>
          </table:table-cell>
        </table:table-row>
        <table:table-row>
          <table:table-cell office:value-type="string" office:string-value="Singer25_DeathGrowl_Mid_lyrics">
            <text:p>Singer25_DeathGrowl_Mid_lyrics</text:p>
          </table:table-cell>
          <table:table-cell office:value-type="string" office:string-value="HUNDER RED MY EYS THESHON COULDNOT UNDERSTAND THE CRIME WANDERING THROUGH THE FOG THE LIGHTNING">
            <text:p>HUNDER RED MY EYS THESHON COULDNOT UNDERSTAND THE CRIME WANDERING THROUGH THE FOG THE LIGHTNING</text:p>
          </table:table-cell>
        </table:table-row>
        <table:table-row>
          <table:table-cell office:value-type="string" office:string-value="Singer25_HardcoreScream_High_lyrics">
            <text:p>Singer25_HardcoreScream_High_lyrics</text:p>
          </table:table-cell>
          <table:table-cell office:value-type="string" office:string-value="THUNDER RAN MY EYES THE ASE CO OT A SOUND THE CRI WADRING THROUGH THE FID THE LIGHTNING">
            <text:p>THUNDER RAN MY EYES THE ASE CO OT A SOUND THE CRI WADRING THROUGH THE FID THE LIGHTNING</text:p>
          </table:table-cell>
        </table:table-row>
        <table:table-row>
          <table:table-cell office:value-type="string" office:string-value="Singer25_HardcoreScream_Mid_lyrics">
            <text:p>Singer25_HardcoreScream_Mid_lyrics</text:p>
          </table:table-cell>
          <table:table-cell office:value-type="string" office:string-value="HUNDER IN MY ES THESN COULDN'T UNDERSTAND THE CRIME WATERING THROUGH THE FOM THE LIGHTNIN">
            <text:p>HUNDER IN MY ES THESN COULDN'T UNDERSTAND THE CRIME WATERING THROUGH THE FOM THE LIGHTNIN</text:p>
          </table:table-cell>
        </table:table-row>
        <table:table-row>
          <table:table-cell office:value-type="string" office:string-value="Singer26_BlackShriek_High_lyrics">
            <text:p>Singer26_BlackShriek_High_lyrics</text:p>
          </table:table-cell>
          <table:table-cell office:value-type="string" office:string-value="SITTING ON THE STARS OF E LEFIRECE THE CHILD LOOKS AT THE EMPTINES  I WILD WHAT HA TOFFERS NOTHING BUT SILCE">
            <text:p>SITTING ON THE STARS OF E LEFIRECE THE CHILD LOOKS AT THE EMPTINES  I WILD WHAT HA TOFFERS NOTHING BUT SILCE</text:p>
          </table:table-cell>
        </table:table-row>
        <table:table-row>
          <table:table-cell office:value-type="string" office:string-value="Singer26_BlackShriek_Mid_lyrics">
            <text:p>Singer26_BlackShriek_Mid_lyrics</text:p>
          </table:table-cell>
          <table:table-cell office:value-type="string" office:string-value="SATANG ON THE STAS AVINTA FARES THE CHILD LOOKS AT THE EMPTY NES NOT IS WITE WO AT TORFOR NOTHING BUT SILENCE">
            <text:p>SATANG ON THE STAS AVINTA FARES THE CHILD LOOKS AT THE EMPTY NES NOT IS WITE WO AT TORFOR NOTHING BUT SILENCE</text:p>
          </table:table-cell>
        </table:table-row>
        <table:table-row>
          <table:table-cell office:value-type="string" office:string-value="Singer26_ClearVoice_High_lyrics">
            <text:p>Singer26_ClearVoice_High_lyrics</text:p>
          </table:table-cell>
          <table:table-cell office:value-type="string" office:string-value="SITTING ON THE STARS OF INDIFFERECE THE CHILD LOOKS AT THE EMPTINESS A HIS WA WILLAT OFERS NOTHING BUT SILENCE">
            <text:p>SITTING ON THE STARS OF INDIFFERECE THE CHILD LOOKS AT THE EMPTINESS A HIS WA WILLAT OFERS NOTHING BUT SILENCE</text:p>
          </table:table-cell>
        </table:table-row>
        <table:table-row>
          <table:table-cell office:value-type="string" office:string-value="Singer26_ClearVoice_Low_lyrics">
            <text:p>Singer26_ClearVoice_Low_lyrics</text:p>
          </table:table-cell>
          <table:table-cell office:value-type="string" office:string-value="SITTING ON THE STAILS OF INDIFFERENNCE THE CHILD LOOKS AT THE EMPTINESS OF THIS WHITE WALNUT OFFERS NOTHING BUT SILENCE">
            <text:p>SITTING ON THE STAILS OF INDIFFERENNCE THE CHILD LOOKS AT THE EMPTINESS OF THIS WHITE WALNUT OFFERS NOTHING BUT SILENCE</text:p>
          </table:table-cell>
        </table:table-row>
        <table:table-row>
          <table:table-cell office:value-type="string" office:string-value="Singer26_ClearVoice_Mid_lyrics">
            <text:p>Singer26_ClearVoice_Mid_lyrics</text:p>
          </table:table-cell>
          <table:table-cell office:value-type="string" office:string-value="SITTING ON THE STAIRS OF INDIFFERENCE THE CHILD LOOKS AT THE EMPTINESS OF THIS WAT WALL AT ORFERS NOTHING BUT SILENCE">
            <text:p>SITTING ON THE STAIRS OF INDIFFERENCE THE CHILD LOOKS AT THE EMPTINESS OF THIS WAT WALL AT ORFERS NOTHING BUT SILENCE</text:p>
          </table:table-cell>
        </table:table-row>
        <table:table-row>
          <table:table-cell office:value-type="string" office:string-value="Singer26_DeathGrowl_Low_lyrics">
            <text:p>Singer26_DeathGrowl_Low_lyrics</text:p>
          </table:table-cell>
          <table:table-cell office:value-type="string" office:string-value="SETAIN O NOSE OF ANEFARON THE TID LOOKS AT THE EMPTY E THIS WOD WILL A OPER NOTHING BUT SILENC">
            <text:p>SETAIN O NOSE OF ANEFARON THE TID LOOKS AT THE EMPTY E THIS WOD WILL A OPER NOTHING BUT SILENC</text:p>
          </table:table-cell>
        </table:table-row>
        <table:table-row>
          <table:table-cell office:value-type="string" office:string-value="Singer26_DeathGrowl_Mid_lyrics">
            <text:p>Singer26_DeathGrowl_Mid_lyrics</text:p>
          </table:table-cell>
          <table:table-cell office:value-type="string" office:string-value="SITTING ON THE STALS OF INDYFERCE THE CHIND LOOKS AT THE EMPTY NUSE THIS ONE WILL ATOLD FIRST NOTHING BUT SILENCE">
            <text:p>SITTING ON THE STALS OF INDYFERCE THE CHIND LOOKS AT THE EMPTY NUSE THIS ONE WILL ATOLD FIRST NOTHING BUT SILENCE</text:p>
          </table:table-cell>
        </table:table-row>
        <table:table-row>
          <table:table-cell office:value-type="string" office:string-value="Singer26_GrindInhale_lyrics">
            <text:p>Singer26_GrindInhale_lyrics</text:p>
          </table:table-cell>
          <table:table-cell office:value-type="string" office:string-value="TTE GODES TE TEVIBET TOI LOOK AEEDATO WEN A OBER TOTIBE THE LOD">
            <text:p>TTE GODES TE TEVIBET TOI LOOK AEEDATO WEN A OBER TOTIBE THE LOD</text:p>
          </table:table-cell>
        </table:table-row>
        <table:table-row>
          <table:table-cell office:value-type="string" office:string-value="Singer27_ClearVoice_High_lyrics">
            <text:p>Singer27_ClearVoice_High_lyrics</text:p>
          </table:table-cell>
          <table:table-cell office:value-type="string" office:string-value="FIGHT GINTE DEFTE SOLON MEN WALS AT LENGTH TO FIND REST BECOE FLAMES SO WE GO AWAYY TO ECH LOVE IN TUNE WE DONT BELONG TO OR ON LIFETIME">
            <text:p>FIGHT GINTE DEFTE SOLON MEN WALS AT LENGTH TO FIND REST BECOE FLAMES SO WE GO AWAYY TO ECH LOVE IN TUNE WE DONT BELONG TO OR ON LIFETIME</text:p>
          </table:table-cell>
        </table:table-row>
        <table:table-row>
          <table:table-cell office:value-type="string" office:string-value="Singer27_ClearVoice_Low_lyrics">
            <text:p>Singer27_ClearVoice_Low_lyrics</text:p>
          </table:table-cell>
          <table:table-cell office:value-type="string" office:string-value="FIT AGAIN THE DEATH THE SOUL OF MAN WOS AT LENGTH TO FIND REST BECOLD A FLAME THE SOL WE GO AWAY TWY TWO WICH LOVE IN TUNE WIT AN BELONG TO OON LEFT EYE">
            <text:p>FIT AGAIN THE DEATH THE SOUL OF MAN WOS AT LENGTH TO FIND REST BECOLD A FLAME THE SOL WE GO AWAY TWY TWO WICH LOVE IN TUNE WIT AN BELONG TO OON LEFT EYE</text:p>
          </table:table-cell>
        </table:table-row>
        <table:table-row>
          <table:table-cell office:value-type="string" office:string-value="Singer27_ClearVoice_Mid_lyrics">
            <text:p>Singer27_ClearVoice_Mid_lyrics</text:p>
          </table:table-cell>
          <table:table-cell office:value-type="string" office:string-value="FIGHT GAIN THE DEAT THE SOUL OF MAN WAS AT LAMS TO FIND REST BECAS E FLAME SO WE GO AWAY TOO TO INCH LOVE IN TUNE WE DONT BELONG TO ON LIFETIME">
            <text:p>FIGHT GAIN THE DEAT THE SOUL OF MAN WAS AT LAMS TO FIND REST BECAS E FLAME SO WE GO AWAY TOO TO INCH LOVE IN TUNE WE DONT BELONG TO ON LIFETIME</text:p>
          </table:table-cell>
        </table:table-row>
        <table:table-row>
          <table:table-cell office:value-type="string" office:string-value="Singer27_HardcoreScream_Low_lyrics">
            <text:p>Singer27_HardcoreScream_Low_lyrics</text:p>
          </table:table-cell>
          <table:table-cell office:value-type="string" office:string-value="FOT CA TE DERV THE THOT OF BURN O OE TO FIND AS BREAK O TE FLIT THE SOING OW TA OI LOW ETO ALONETO OF DI">
            <text:p>FOT CA TE DERV THE THOT OF BURN O OE TO FIND AS BREAK O TE FLIT THE SOING OW TA OI LOW ETO ALONETO OF DI</text:p>
          </table:table-cell>
        </table:table-row>
        <table:table-row>
          <table:table-cell office:value-type="string" office:string-value="Singer27_HardcoreScream_Mid_lyrics_2">
            <text:p>Singer27_HardcoreScream_Mid_lyrics_2</text:p>
          </table:table-cell>
          <table:table-cell office:value-type="string" office:string-value="FATON TO TEF THE SOUL OF MAN OS AIT TO FI ETOL OF FRIM SO RICHA WI ASO SE ENTOIN ON TE TOALL AF TIME">
            <text:p>FATON TO TEF THE SOUL OF MAN OS AIT TO FI ETOL OF FRIM SO RICHA WI ASO SE ENTOIN ON TE TOALL AF TIME</text:p>
          </table:table-cell>
        </table:table-row>
        <table:table-row>
          <table:table-cell office:value-type="string" office:string-value="Singer2_BlackShriek_High_lyrics">
            <text:p>Singer2_BlackShriek_High_lyrics</text:p>
          </table:table-cell>
          <table:table-cell office:value-type="string" office:string-value="ALIVE AND HE OLIAN SED ACCEPT THE SIDE YOU CAD SERGANT WI EET ACCET THE SIDE OR CAD SERGANT WIL EVED">
            <text:p>ALIVE AND HE OLIAN SED ACCEPT THE SIDE YOU CAD SERGANT WI EET ACCET THE SIDE OR CAD SERGANT WIL EVED</text:p>
          </table:table-cell>
        </table:table-row>
        <table:table-row>
          <table:table-cell office:value-type="string" office:string-value="Singer2_BlackShriek_Mid_lyrics">
            <text:p>Singer2_BlackShriek_Mid_lyrics</text:p>
          </table:table-cell>
          <table:table-cell office:value-type="string" office:string-value="ALIVE  YOUD OLLIVE SAT XEP THE SORD YOCA SECHIT ALL AET AXCEPT THE SORD YOCA ECHIT ALEVET">
            <text:p>ALIVE  YOUD OLLIVE SAT XEP THE SORD YOCA SECHIT ALL AET AXCEPT THE SORD YOCA ECHIT ALEVET</text:p>
          </table:table-cell>
        </table:table-row>
        <table:table-row>
          <table:table-cell office:value-type="string" office:string-value="Singer2_ClearVoice_High_lyrics">
            <text:p>Singer2_ClearVoice_High_lyrics</text:p>
          </table:table-cell>
          <table:table-cell office:value-type="string" office:string-value="ALIVE AND YOU DON'T EVEN SEE IT ACCEPT THE SINS YOU CAN TAKE IT OR LEAVE IT YOU CAN TAKE IT OR LEAVE IT">
            <text:p>ALIVE AND YOU DON'T EVEN SEE IT ACCEPT THE SINS YOU CAN TAKE IT OR LEAVE IT YOU CAN TAKE IT OR LEAVE IT</text:p>
          </table:table-cell>
        </table:table-row>
        <table:table-row>
          <table:table-cell office:value-type="string" office:string-value="Singer2_ClearVoice_Low_lyrics">
            <text:p>Singer2_ClearVoice_Low_lyrics</text:p>
          </table:table-cell>
          <table:table-cell office:value-type="string" office:string-value="ALIVE AND YOU NO LIVEN SET EXCEPT THE SINS YOU CAN TAKE IT ORLIVET YOU CAN TAKE IT OLIVET">
            <text:p>ALIVE AND YOU NO LIVEN SET EXCEPT THE SINS YOU CAN TAKE IT ORLIVET YOU CAN TAKE IT OLIVET</text:p>
          </table:table-cell>
        </table:table-row>
        <table:table-row>
          <table:table-cell office:value-type="string" office:string-value="Singer2_ClearVoice_Low_lyrics_2">
            <text:p>Singer2_ClearVoice_Low_lyrics_2</text:p>
          </table:table-cell>
          <table:table-cell office:value-type="string" office:string-value="ALIVE AND YOU DON'T EVEN SEE IT AXCEPT THE SONS YOU CAN TAKE IT OR LEAVE IT YOU CAN TAKE IT OR LEAVE IT">
            <text:p>ALIVE AND YOU DON'T EVEN SEE IT AXCEPT THE SONS YOU CAN TAKE IT OR LEAVE IT YOU CAN TAKE IT OR LEAVE IT</text:p>
          </table:table-cell>
        </table:table-row>
        <table:table-row>
          <table:table-cell office:value-type="string" office:string-value="Singer2_ClearVoice_Mid_lyrics">
            <text:p>Singer2_ClearVoice_Mid_lyrics</text:p>
          </table:table-cell>
          <table:table-cell office:value-type="string" office:string-value="ALIVE AND YOU DON'T EVEN SEE IT ACCEPT THE SINCE YOU CAN TAKE IT OR LEAVE IT YOU CAN TAKE IT OR LEVE IT">
            <text:p>ALIVE AND YOU DON'T EVEN SEE IT ACCEPT THE SINCE YOU CAN TAKE IT OR LEAVE IT YOU CAN TAKE IT OR LEVE IT</text:p>
          </table:table-cell>
        </table:table-row>
        <table:table-row>
          <table:table-cell office:value-type="string" office:string-value="Singer2_DeathGrowl_Low_lyrics">
            <text:p>Singer2_DeathGrowl_Low_lyrics</text:p>
          </table:table-cell>
          <table:table-cell office:value-type="string" office:string-value="ALIFE AND IT'S ALLE ST WO SEN THESIDE OCUCUCHAT OIVIT WOM TESIDE HE UCCHAT O">
            <text:p>ALIFE AND IT'S ALLE ST WO SEN THESIDE OCUCUCHAT OIVIT WOM TESIDE HE UCCHAT O</text:p>
          </table:table-cell>
        </table:table-row>
        <table:table-row>
          <table:table-cell office:value-type="string" office:string-value="Singer2_DeathGrowl_Mid_lyrics">
            <text:p>Singer2_DeathGrowl_Mid_lyrics</text:p>
          </table:table-cell>
          <table:table-cell office:value-type="string" office:string-value="ALIVE AND OE ST ECE THE SIDE YOU CAN TAKE IT OR LEVEIT ECEP THE SARSE YOU CAN TAKE IT OR LEVE IT">
            <text:p>ALIVE AND OE ST ECE THE SIDE YOU CAN TAKE IT OR LEVEIT ECEP THE SARSE YOU CAN TAKE IT OR LEVE IT</text:p>
          </table:table-cell>
        </table:table-row>
        <table:table-row>
          <table:table-cell office:value-type="string" office:string-value="Singer2_HardcoreScream_High_lyrics">
            <text:p>Singer2_HardcoreScream_High_lyrics</text:p>
          </table:table-cell>
          <table:table-cell office:value-type="string" office:string-value="ALIME AND A DONIET SAT RAKS OUT OF ST YO AN TOC IT WALEAT RAK OUT OF SIT YO CA TOH IT WALEAT">
            <text:p>ALIME AND A DONIET SAT RAKS OUT OF ST YO AN TOC IT WALEAT RAK OUT OF SIT YO CA TOH IT WALEAT</text:p>
          </table:table-cell>
        </table:table-row>
        <table:table-row>
          <table:table-cell office:value-type="string" office:string-value="Singer2_HardcoreScream_Mid_lyrics">
            <text:p>Singer2_HardcoreScream_Mid_lyrics</text:p>
          </table:table-cell>
          <table:table-cell office:value-type="string" office:string-value="ALIVE AND YOU DON'T EVEN SEE IT ACCEPT ASIDE YOU CAN TAKE IT OR LEAVE IT IACCET HA SIDE YOU CAN TAKE IT OR LEAVE IT">
            <text:p>ALIVE AND YOU DON'T EVEN SEE IT ACCEPT ASIDE YOU CAN TAKE IT OR LEAVE IT IACCET HA SIDE YOU CAN TAKE IT OR LEAVE IT</text:p>
          </table:table-cell>
        </table:table-row>
        <table:table-row>
          <table:table-cell office:value-type="string" office:string-value="Singer3_BlackShriek_High_lyrics">
            <text:p>Singer3_BlackShriek_High_lyrics</text:p>
          </table:table-cell>
          <table:table-cell office:value-type="string" office:string-value="THE WATER DOWN A GROUND THAT'S MY SACRED AVICE WHY SAY THE KING TE DRONDS">
            <text:p>THE WATER DOWN A GROUND THAT'S MY SACRED AVICE WHY SAY THE KING TE DRONDS</text:p>
          </table:table-cell>
        </table:table-row>
        <table:table-row>
          <table:table-cell office:value-type="string" office:string-value="Singer3_BlackShriek_Mid_lyrics">
            <text:p>Singer3_BlackShriek_Mid_lyrics</text:p>
          </table:table-cell>
          <table:table-cell office:value-type="string" office:string-value="WI THE WASE ON O GROUND AS MY FURY OBAS WHY SAY THE KING THE DRANDS">
            <text:p>WI THE WASE ON O GROUND AS MY FURY OBAS WHY SAY THE KING THE DRANDS</text:p>
          </table:table-cell>
        </table:table-row>
        <table:table-row>
          <table:table-cell office:value-type="string" office:string-value="Singer3_ClearVoice_High_lyrics">
            <text:p>Singer3_ClearVoice_High_lyrics</text:p>
          </table:table-cell>
          <table:table-cell office:value-type="string" office:string-value="WITHOUT A WOS ANOT A CRWN AS MY FURY ABOWWTS WHY SAY THE KING THE DO">
            <text:p>WITHOUT A WOS ANOT A CRWN AS MY FURY ABOWWTS WHY SAY THE KING THE DO</text:p>
          </table:table-cell>
        </table:table-row>
        <table:table-row>
          <table:table-cell office:value-type="string" office:string-value="Singer3_ClearVoice_Low_lyrics">
            <text:p>Singer3_ClearVoice_Low_lyrics</text:p>
          </table:table-cell>
          <table:table-cell office:value-type="string" office:string-value="WIDOWED A WAS AN OWT TA CROWN AS MY FURY OBATES WHY SEE THE KING THAT DROWNS">
            <text:p>WIDOWED A WAS AN OWT TA CROWN AS MY FURY OBATES WHY SEE THE KING THAT DROWNS</text:p>
          </table:table-cell>
        </table:table-row>
        <table:table-row>
          <table:table-cell office:value-type="string" office:string-value="Singer3_ClearVoice_Mid_lyrics">
            <text:p>Singer3_ClearVoice_Mid_lyrics</text:p>
          </table:table-cell>
          <table:table-cell office:value-type="string" office:string-value="WITHOUT A WASAN NOUT A CROWN AS MY FURY OBEYS WY SEE THE KING THAT DROWNS">
            <text:p>WITHOUT A WASAN NOUT A CROWN AS MY FURY OBEYS WY SEE THE KING THAT DROWNS</text:p>
          </table:table-cell>
        </table:table-row>
        <table:table-row>
          <table:table-cell office:value-type="string" office:string-value="Singer3_DeathGrowl_Low_lyrics">
            <text:p>Singer3_DeathGrowl_Low_lyrics</text:p>
          </table:table-cell>
          <table:table-cell office:value-type="string" office:string-value="O EVOS ALONE ABROD S MY FS WHY SAY THE KING E DDS">
            <text:p>O EVOS ALONE ABROD S MY FS WHY SAY THE KING E DDS</text:p>
          </table:table-cell>
        </table:table-row>
        <table:table-row>
          <table:table-cell office:value-type="string" office:string-value="Singer3_DeathGrowl_Mid_lyrics">
            <text:p>Singer3_DeathGrowl_Mid_lyrics</text:p>
          </table:table-cell>
          <table:table-cell office:value-type="string" office:string-value="WINOWASAN OUT O CROWN AS MY FURY ABIDES WHY SAY THE KING THE DRONS">
            <text:p>WINOWASAN OUT O CROWN AS MY FURY ABIDES WHY SAY THE KING THE DRONS</text:p>
          </table:table-cell>
        </table:table-row>
        <table:table-row>
          <table:table-cell office:value-type="string" office:string-value="Singer3_GrindInhale_lyrics">
            <text:p>Singer3_GrindInhale_lyrics</text:p>
          </table:table-cell>
          <table:table-cell office:value-type="string" office:string-value="BS S I TO">
            <text:p>BS S I TO</text:p>
          </table:table-cell>
        </table:table-row>
        <table:table-row>
          <table:table-cell office:value-type="string" office:string-value="Singer3_HardcoreScream_High_lyrics">
            <text:p>Singer3_HardcoreScream_High_lyrics</text:p>
          </table:table-cell>
          <table:table-cell office:value-type="string" office:string-value="WITHOUT TE WATER NOW TO CROWN WHES MY FURY ABITES WHY SAY THE KING THAT DROWNED">
            <text:p>WITHOUT TE WATER NOW TO CROWN WHES MY FURY ABITES WHY SAY THE KING THAT DROWNED</text:p>
          </table:table-cell>
        </table:table-row>
        <table:table-row>
          <table:table-cell office:value-type="string" office:string-value="Singer3_HardcoreScream_Low_lyrics">
            <text:p>Singer3_HardcoreScream_Low_lyrics</text:p>
          </table:table-cell>
          <table:table-cell office:value-type="string" office:string-value="WE ON EPOSE NOW THE CROWN WHET MY FURY ABIS WHY SAY THE KING THAT DROWNS">
            <text:p>WE ON EPOSE NOW THE CROWN WHET MY FURY ABIS WHY SAY THE KING THAT DROWNS</text:p>
          </table:table-cell>
        </table:table-row>
        <table:table-row>
          <table:table-cell office:value-type="string" office:string-value="Singer4_BlackShriek_High_lyrics">
            <text:p>Singer4_BlackShriek_High_lyrics</text:p>
          </table:table-cell>
          <table:table-cell office:value-type="string" office:string-value="WE SIT ON A THRONE WAITING FOR GOD TO BEND THE KNEE BUT WE'RE NOTHING MORE THAN ROYAL BEGGARS BUT I'M AS GUILTY A THE OTHER MAN">
            <text:p>WE SIT ON A THRONE WAITING FOR GOD TO BEND THE KNEE BUT WE'RE NOTHING MORE THAN ROYAL BEGGARS BUT I'M AS GUILTY A THE OTHER MAN</text:p>
          </table:table-cell>
        </table:table-row>
        <table:table-row>
          <table:table-cell office:value-type="string" office:string-value="Singer4_BlackShriek_Mid_lyrics">
            <text:p>Singer4_BlackShriek_Mid_lyrics</text:p>
          </table:table-cell>
          <table:table-cell office:value-type="string" office:string-value="WE SOD ON THE THRONE WHICH HE FORGOT TO BAR THE NAY BUT WERE NOTHING MORE THAN ROYAL BRAGGARDS BUT I MUST GO TOAT THE OTHE MAN">
            <text:p>WE SOD ON THE THRONE WHICH HE FORGOT TO BAR THE NAY BUT WERE NOTHING MORE THAN ROYAL BRAGGARDS BUT I MUST GO TOAT THE OTHE MAN</text:p>
          </table:table-cell>
        </table:table-row>
        <table:table-row>
          <table:table-cell office:value-type="string" office:string-value="Singer4_ClearVoice_High_lyrics">
            <text:p>Singer4_ClearVoice_High_lyrics</text:p>
          </table:table-cell>
          <table:table-cell office:value-type="string" office:string-value="WERE SIIN ON A THRONE WE TAK FOR GOD O BER TE NE BUT TWEAN RAN BEGGERS BUT I A CET THE THE MAN">
            <text:p>WERE SIIN ON A THRONE WE TAK FOR GOD O BER TE NE BUT TWEAN RAN BEGGERS BUT I A CET THE THE MAN</text:p>
          </table:table-cell>
        </table:table-row>
        <table:table-row>
          <table:table-cell office:value-type="string" office:string-value="Singer4_ClearVoice_Low_lyrics">
            <text:p>Singer4_ClearVoice_Low_lyrics</text:p>
          </table:table-cell>
          <table:table-cell office:value-type="string" office:string-value="WE SIT ON TA THRONE WAITING FOR GOD TO BEND THE KNEE BUT WERE NOTHING MORE THAN ROYAL BEGGARS BUT I'M AS GUILTY AS THE OTHER MEN">
            <text:p>WE SIT ON TA THRONE WAITING FOR GOD TO BEND THE KNEE BUT WERE NOTHING MORE THAN ROYAL BEGGARS BUT I'M AS GUILTY AS THE OTHER MEN</text:p>
          </table:table-cell>
        </table:table-row>
        <table:table-row>
          <table:table-cell office:value-type="string" office:string-value="Singer4_ClearVoice_Mid_lyrics">
            <text:p>Singer4_ClearVoice_Mid_lyrics</text:p>
          </table:table-cell>
          <table:table-cell office:value-type="string" office:string-value="WE SIT ON A THRONE WAITING FOR GOD TO BEAR THE NAY BUT TWER NOTHING MORE THAN ROYAL BEGGARS BUT I'M AS GUILTY AS THE OTHER MEN">
            <text:p>WE SIT ON A THRONE WAITING FOR GOD TO BEAR THE NAY BUT TWER NOTHING MORE THAN ROYAL BEGGARS BUT I'M AS GUILTY AS THE OTHER MEN</text:p>
          </table:table-cell>
        </table:table-row>
        <table:table-row>
          <table:table-cell office:value-type="string" office:string-value="Singer4_DeathGrowl_Low_lyrics">
            <text:p>Singer4_DeathGrowl_Low_lyrics</text:p>
          </table:table-cell>
          <table:table-cell office:value-type="string" office:string-value="WERSE AL A THRONE WHERE TO FOR GOT TO BY THE NAYE BUT TWERE NOTHING MORE THAN ROYAL BURGLARS BUT I MUST GE TO THE OTHER MAN">
            <text:p>WERSE AL A THRONE WHERE TO FOR GOT TO BY THE NAYE BUT TWERE NOTHING MORE THAN ROYAL BURGLARS BUT I MUST GE TO THE OTHER MAN</text:p>
          </table:table-cell>
        </table:table-row>
        <table:table-row>
          <table:table-cell office:value-type="string" office:string-value="Singer4_DeathGrowl_Mid_lyrics">
            <text:p>Singer4_DeathGrowl_Mid_lyrics</text:p>
          </table:table-cell>
          <table:table-cell office:value-type="string" office:string-value="WEERD OT O TRON WE TAKE FOR GOT TO BET THE THEY BUT TWERE NOTHING MORE THAN ROYAL BEGGARS BUT I MUST GO TO OTHEOTHE MAN">
            <text:p>WEERD OT O TRON WE TAKE FOR GOT TO BET THE THEY BUT TWERE NOTHING MORE THAN ROYAL BEGGARS BUT I MUST GO TO OTHEOTHE MAN</text:p>
          </table:table-cell>
        </table:table-row>
        <table:table-row>
          <table:table-cell office:value-type="string" office:string-value="Singer4_GrindInhale_lyrics">
            <text:p>Singer4_GrindInhale_lyrics</text:p>
          </table:table-cell>
          <table:table-cell office:value-type="string" office:string-value="WITH IT ON A THROANE WIL GOT TO BEAR THE KNAVE BUT WE NOTHING MORE THAN ROYAL BEGGARS BUT IM AS GILTY OF THE OF THE MAN">
            <text:p>WITH IT ON A THROANE WIL GOT TO BEAR THE KNAVE BUT WE NOTHING MORE THAN ROYAL BEGGARS BUT IM AS GILTY OF THE OF THE MAN</text:p>
          </table:table-cell>
        </table:table-row>
        <table:table-row>
          <table:table-cell office:value-type="string" office:string-value="Singer4_HardcoreScream_High_lyrics">
            <text:p>Singer4_HardcoreScream_High_lyrics</text:p>
          </table:table-cell>
          <table:table-cell office:value-type="string" office:string-value="WHA A AA FROWN WHAT I FOR GROO BATHER NI BUT WERE NOTHING MORE THAN RUA BAGGA BUT A MUS GO ATE OTHER MAN">
            <text:p>WHA A AA FROWN WHAT I FOR GROO BATHER NI BUT WERE NOTHING MORE THAN RUA BAGGA BUT A MUS GO ATE OTHER MAN</text:p>
          </table:table-cell>
        </table:table-row>
        <table:table-row>
          <table:table-cell office:value-type="string" office:string-value="Singer4_HardcoreScream_High_lyrics_2">
            <text:p>Singer4_HardcoreScream_High_lyrics_2</text:p>
          </table:table-cell>
          <table:table-cell office:value-type="string" office:string-value="WAI  FRON WHAT I FOR GOT A BOTHER NI BUT WA A AN MOTAN RIT  BY OT BUT I MUS OTHETHE MAN">
            <text:p>WAI  FRON WHAT I FOR GOT A BOTHER NI BUT WA A AN MOTAN RIT  BY OT BUT I MUS OTHETHE MAN</text:p>
          </table:table-cell>
        </table:table-row>
        <table:table-row>
          <table:table-cell office:value-type="string" office:string-value="Singer4_HardcoreScream_Low_lyrics">
            <text:p>Singer4_HardcoreScream_Low_lyrics</text:p>
          </table:table-cell>
          <table:table-cell office:value-type="string" office:string-value="WESOD ON THE THRONE WOE FOR BOT BETENME BUWE NO EN BOTHAN WE ARE THE BEGGARS BUT A ATETO THEO MEN">
            <text:p>WESOD ON THE THRONE WOE FOR BOT BETENME BUWE NO EN BOTHAN WE ARE THE BEGGARS BUT A ATETO THEO MEN</text:p>
          </table:table-cell>
        </table:table-row>
        <table:table-row>
          <table:table-cell office:value-type="string" office:string-value="Singer4_HardcoreScream_Mid_lyrics">
            <text:p>Singer4_HardcoreScream_Mid_lyrics</text:p>
          </table:table-cell>
          <table:table-cell office:value-type="string" office:string-value="WAO OTE FLON WATO FOR A TO BAATHEN NI BUT TWERE NOTHING MORE THAN LI BAAS BUT I MUST GO TO  THE OTHER MEN">
            <text:p>WAO OTE FLON WATO FOR A TO BAATHEN NI BUT TWERE NOTHING MORE THAN LI BAAS BUT I MUST GO TO  THE OTHER MEN</text:p>
          </table:table-cell>
        </table:table-row>
        <table:table-row>
          <table:table-cell office:value-type="string" office:string-value="Singer5_BlackShriek_High_lyrics">
            <text:p>Singer5_BlackShriek_High_lyrics</text:p>
          </table:table-cell>
          <table:table-cell office:value-type="string" office:string-value="DET DOWN AND SID HITING ONTE PRESSURE A FRET IS GROWING IN THE WATER IN EVERY DROP OF THESHANCE SOMETHING IS ABOUT TO CHANGE SOMETHING IS ABOUT TO GROWIN">
            <text:p>DET DOWN AND SID HITING ONTE PRESSURE A FRET IS GROWING IN THE WATER IN EVERY DROP OF THESHANCE SOMETHING IS ABOUT TO CHANGE SOMETHING IS ABOUT TO GROWIN</text:p>
          </table:table-cell>
        </table:table-row>
        <table:table-row>
          <table:table-cell office:value-type="string" office:string-value="Singer5_BlackShriek_Mid_lyrics">
            <text:p>Singer5_BlackShriek_Mid_lyrics</text:p>
          </table:table-cell>
          <table:table-cell office:value-type="string" office:string-value="DEEP DOWN INSIDE HIDING UNDER PRESSURE IFRIT IS GROWING IN THE WATER IN EVERY DROP OF THESHNC SOMETHING IS ABOUT TO CHANGE SOMETHING IS ABOUT TO GROW IN">
            <text:p>DEEP DOWN INSIDE HIDING UNDER PRESSURE IFRIT IS GROWING IN THE WATER IN EVERY DROP OF THESHNC SOMETHING IS ABOUT TO CHANGE SOMETHING IS ABOUT TO GROW IN</text:p>
          </table:table-cell>
        </table:table-row>
        <table:table-row>
          <table:table-cell office:value-type="string" office:string-value="Singer5_ClearVoice_High_lyrics">
            <text:p>Singer5_ClearVoice_High_lyrics</text:p>
          </table:table-cell>
          <table:table-cell office:value-type="string" office:string-value="DEEP DOWN INSIDE HIDING UNDER PRESSURE A FRAT IS GROWING IN THE WATER IN EVERY DROP OF THE OCEAN SOMETHING IS ABOUT TO CHANGE SOMETHING IS ABOUT TO GROW IN">
            <text:p>DEEP DOWN INSIDE HIDING UNDER PRESSURE A FRAT IS GROWING IN THE WATER IN EVERY DROP OF THE OCEAN SOMETHING IS ABOUT TO CHANGE SOMETHING IS ABOUT TO GROW IN</text:p>
          </table:table-cell>
        </table:table-row>
        <table:table-row>
          <table:table-cell office:value-type="string" office:string-value="Singer5_ClearVoice_Low_lyrics">
            <text:p>Singer5_ClearVoice_Low_lyrics</text:p>
          </table:table-cell>
          <table:table-cell office:value-type="string" office:string-value="DEEP DOWN INSIDE HIDING UNDER PRESSURE IF IT IS GROWING IN THE WATER IN EVERY DROP OF THE OCEAN SOMETHING IS ABOUT TO CHANGE SOMETHING IS ABOUT TO GROW IN">
            <text:p>DEEP DOWN INSIDE HIDING UNDER PRESSURE IF IT IS GROWING IN THE WATER IN EVERY DROP OF THE OCEAN SOMETHING IS ABOUT TO CHANGE SOMETHING IS ABOUT TO GROW IN</text:p>
          </table:table-cell>
        </table:table-row>
        <table:table-row>
          <table:table-cell office:value-type="string" office:string-value="Singer5_ClearVoice_Mid_lyrics">
            <text:p>Singer5_ClearVoice_Mid_lyrics</text:p>
          </table:table-cell>
          <table:table-cell office:value-type="string" office:string-value="DEEP DOWN INSIDE HIDING UNDER PRESSURE IF IT IS GROWING IN THE WATER IN EVERY DROP OF THE OCEANS SOMETHING IS ABOUT TO CHANGE SOMETHING IS ABOUT TO GROW IN EVERY">
            <text:p>DEEP DOWN INSIDE HIDING UNDER PRESSURE IF IT IS GROWING IN THE WATER IN EVERY DROP OF THE OCEANS SOMETHING IS ABOUT TO CHANGE SOMETHING IS ABOUT TO GROW IN EVERY</text:p>
          </table:table-cell>
        </table:table-row>
        <table:table-row>
          <table:table-cell office:value-type="string" office:string-value="Singer5_DeathGrowl_Low_lyrics">
            <text:p>Singer5_DeathGrowl_Low_lyrics</text:p>
          </table:table-cell>
          <table:table-cell office:value-type="string" office:string-value="DEEP DO ED SO OTE YONDER VESO THE FITIS GOING IN THE WATER IN EVRTOOTEET SOMETHING IS ABOUT TO CHANGE SOMETHING IS ABOUT TO GROW IN">
            <text:p>DEEP DO ED SO OTE YONDER VESO THE FITIS GOING IN THE WATER IN EVRTOOTEET SOMETHING IS ABOUT TO CHANGE SOMETHING IS ABOUT TO GROW IN</text:p>
          </table:table-cell>
        </table:table-row>
        <table:table-row>
          <table:table-cell office:value-type="string" office:string-value="Singer5_DeathGrowl_Mid_lyrics_2">
            <text:p>Singer5_DeathGrowl_Mid_lyrics_2</text:p>
          </table:table-cell>
          <table:table-cell office:value-type="string" office:string-value="DEP DOWN AND SUD ARTING O TO PRESSUR A FRACTES GROWING IN THE WATER AND EVERY DOP OF TAL SHOUTS SOMETHING IS ABOUT TO CHANGE SOMETHING IS ABOUT TO GROW AN">
            <text:p>DEP DOWN AND SUD ARTING O TO PRESSUR A FRACTES GROWING IN THE WATER AND EVERY DOP OF TAL SHOUTS SOMETHING IS ABOUT TO CHANGE SOMETHING IS ABOUT TO GROW AN</text:p>
          </table:table-cell>
        </table:table-row>
        <table:table-row>
          <table:table-cell office:value-type="string" office:string-value="Singer5_DeathGrowl_Mid_lyrics">
            <text:p>Singer5_DeathGrowl_Mid_lyrics</text:p>
          </table:table-cell>
          <table:table-cell office:value-type="string" office:string-value="DEP DOWN AND SUD ARTING O TO PRESSUR A FRACTES GROWING IN THE WATER AND EVERY DOP OF TAL SHOUTS SOMETHING IS ABOUT TO CHANGE SOMETHING IS ABOUT TO GROW AN">
            <text:p>DEP DOWN AND SUD ARTING O TO PRESSUR A FRACTES GROWING IN THE WATER AND EVERY DOP OF TAL SHOUTS SOMETHING IS ABOUT TO CHANGE SOMETHING IS ABOUT TO GROW AN</text:p>
          </table:table-cell>
        </table:table-row>
        <table:table-row>
          <table:table-cell office:value-type="string" office:string-value="Singer6_ClearVoice_High_lyrics">
            <text:p>Singer6_ClearVoice_High_lyrics</text:p>
          </table:table-cell>
          <table:table-cell office:value-type="string" office:string-value="MY SOUL CORAL BYLIS I NEED TO BREAK AVE WALLS I SINK MANETENITY YOUR CHAN NO MORE LOVELY HEVICT WITH FEDOMIS AND VAINS AVE NO FUL KINGTOM I WILL TAKE DEN OOFAD AND NO VAL">
            <text:p>MY SOUL CORAL BYLIS I NEED TO BREAK AVE WALLS I SINK MANETENITY YOUR CHAN NO MORE LOVELY HEVICT WITH FEDOMIS AND VAINS AVE NO FUL KINGTOM I WILL TAKE DEN OOFAD AND NO VAL</text:p>
          </table:table-cell>
        </table:table-row>
        <table:table-row>
          <table:table-cell office:value-type="string" office:string-value="Singer6_BlackShriek_Mid_lyrics">
            <text:p>Singer6_BlackShriek_Mid_lyrics</text:p>
          </table:table-cell>
          <table:table-cell office:value-type="string" office:string-value="MY SOUL CAROBY LI I NEED BREK OVRY SWORS I SINK MYLEETENITY YOUR TURN NO MO LOVELY EFFECT VIRE AT TE MI AND FAN IVE NO FORKINGTO I WELL TE OM OFATE">
            <text:p>MY SOUL CAROBY LI I NEED BREK OVRY SWORS I SINK MYLEETENITY YOUR TURN NO MO LOVELY EFFECT VIRE AT TE MI AND FAN IVE NO FORKINGTO I WELL TE OM OFATE</text:p>
          </table:table-cell>
        </table:table-row>
        <table:table-row>
          <table:table-cell office:value-type="string" office:string-value="Singer6_ClearVoice_Low_lyrics">
            <text:p>Singer6_ClearVoice_Low_lyrics</text:p>
          </table:table-cell>
          <table:table-cell office:value-type="string" office:string-value="MY SOUL CORRUPT BY LIES I NEED TO BREAK COVIL WALLS I SHINK MANES ETERNITY YOU TURN NO MORE LOVELY HER VICT WI TEE HAT ON MY IS AND VEINS I'VE NO FO KING TIME I WILL TAKE DOWN MY WALL OF ATE AND KNOW THAT IT'S TOO LATE">
            <text:p>MY SOUL CORRUPT BY LIES I NEED TO BREAK COVIL WALLS I SHINK MANES ETERNITY YOU TURN NO MORE LOVELY HER VICT WI TEE HAT ON MY IS AND VEINS I'VE NO FO KING TIME I WILL TAKE DOWN MY WALL OF ATE AND KNOW THAT IT'S TOO LATE</text:p>
          </table:table-cell>
        </table:table-row>
        <table:table-row>
          <table:table-cell office:value-type="string" office:string-value="Singer6_ClearVoice_Mid_lyrics">
            <text:p>Singer6_ClearVoice_Mid_lyrics</text:p>
          </table:table-cell>
          <table:table-cell office:value-type="string" office:string-value="MY SOUL CORUPT BYLIES I NEED TO BREAK AL THIS WALLS I SINK MANE SETERNITY YOU TURN NO MORE LOVELY ER VICT WIS FER HATONMA HIS AND VAINS I'VE NO FAKING TIME I WILL TAKE DOWN MY WALL OF FATE AND KNOW THAT ITS TOO LATE">
            <text:p>MY SOUL CORUPT BYLIES I NEED TO BREAK AL THIS WALLS I SINK MANE SETERNITY YOU TURN NO MORE LOVELY ER VICT WIS FER HATONMA HIS AND VAINS I'VE NO FAKING TIME I WILL TAKE DOWN MY WALL OF FATE AND KNOW THAT ITS TOO LATE</text:p>
          </table:table-cell>
        </table:table-row>
        <table:table-row>
          <table:table-cell office:value-type="string" office:string-value="Singer6_DeathGrowl_Mid_lyrics">
            <text:p>Singer6_DeathGrowl_Mid_lyrics</text:p>
          </table:table-cell>
          <table:table-cell office:value-type="string" office:string-value="MY SOUL CORU BY LIES I NEED  WORK OVER SWOS I SINCH MOTE ETERNITY YOU TURN NO MOR LOVELY EVICT VIAT THE MISE ANREINS O O FOR KING TOM IWELL TAKE DOWN E WELL OF FATE AND NO">
            <text:p>MY SOUL CORU BY LIES I NEED  WORK OVER SWOS I SINCH MOTE ETERNITY YOU TURN NO MOR LOVELY EVICT VIAT THE MISE ANREINS O O FOR KING TOM IWELL TAKE DOWN E WELL OF FATE AND NO</text:p>
          </table:table-cell>
        </table:table-row>
        <table:table-row>
          <table:table-cell office:value-type="string" office:string-value="Singer7_BlackShriek_Mid_lyrics">
            <text:p>Singer7_BlackShriek_Mid_lyrics</text:p>
          </table:table-cell>
          <table:table-cell office:value-type="string" office:string-value="ENT STAGE OF THE FRY OPEN TE TAWA A CRAVING FOR MO MOVING CLOSER AS YO WRETCH RUN FOR YOUR LIFE">
            <text:p>ENT STAGE OF THE FRY OPEN TE TAWA A CRAVING FOR MO MOVING CLOSER AS YO WRETCH RUN FOR YOUR LIFE</text:p>
          </table:table-cell>
        </table:table-row>
        <table:table-row>
          <table:table-cell office:value-type="string" office:string-value="Singer7_ClearVoice_High_lyrics">
            <text:p>Singer7_ClearVoice_High_lyrics</text:p>
          </table:table-cell>
          <table:table-cell office:value-type="string" office:string-value="MIDNIT STAGE UP THE FRIT OPEN THE DOOR WE ARE CRAVING FOR MORE MOVING CLOSER AS YOU REACH RUN FOR YOUR LIFE">
            <text:p>MIDNIT STAGE UP THE FRIT OPEN THE DOOR WE ARE CRAVING FOR MORE MOVING CLOSER AS YOU REACH RUN FOR YOUR LIFE</text:p>
          </table:table-cell>
        </table:table-row>
        <table:table-row>
          <table:table-cell office:value-type="string" office:string-value="Singer7_ClearVoice_Low_lyrics">
            <text:p>Singer7_ClearVoice_Low_lyrics</text:p>
          </table:table-cell>
          <table:table-cell office:value-type="string" office:string-value="MIDNIT STAGE UP THE FRIT OPEN THE DOOR WI A CRAVING FOR MORE MOVING CLOSER AS YOU REACH RUN FOR YOUR LIFE">
            <text:p>MIDNIT STAGE UP THE FRIT OPEN THE DOOR WI A CRAVING FOR MORE MOVING CLOSER AS YOU REACH RUN FOR YOUR LIFE</text:p>
          </table:table-cell>
        </table:table-row>
        <table:table-row>
          <table:table-cell office:value-type="string" office:string-value="Singer7_ClearVoice_Mid_lyrics">
            <text:p>Singer7_ClearVoice_Mid_lyrics</text:p>
          </table:table-cell>
          <table:table-cell office:value-type="string" office:string-value="MENNIT STITCH UP THE FRIT ACROSS THE DOOR WE ARE CRAVING FOR MORE OPEN CLOSER AS YOU'RE RICH RUN FOR YOUR LIFE">
            <text:p>MENNIT STITCH UP THE FRIT ACROSS THE DOOR WE ARE CRAVING FOR MORE OPEN CLOSER AS YOU'RE RICH RUN FOR YOUR LIFE</text:p>
          </table:table-cell>
        </table:table-row>
        <table:table-row>
          <table:table-cell office:value-type="string" office:string-value="Singer7_DeathGrowl_Low_lyrics">
            <text:p>Singer7_DeathGrowl_Low_lyrics</text:p>
          </table:table-cell>
          <table:table-cell office:value-type="string" office:string-value="MEN I STERCH UP THE FRIGT OPEN THE DOOR WE ARE CLIVING FOR MORE MOVING CLOSER UTS YO REC RUN FOR YOUR LIFE">
            <text:p>MEN I STERCH UP THE FRIGT OPEN THE DOOR WE ARE CLIVING FOR MORE MOVING CLOSER UTS YO REC RUN FOR YOUR LIFE</text:p>
          </table:table-cell>
        </table:table-row>
        <table:table-row>
          <table:table-cell office:value-type="string" office:string-value="Singer7_DeathGrowl_Mid_lyrics">
            <text:p>Singer7_DeathGrowl_Mid_lyrics</text:p>
          </table:table-cell>
          <table:table-cell office:value-type="string" office:string-value="MEN NIT STAGE UP THE FRIT OPEN THE DOORWAY O CRAVEN FOR MO MOVING CLOSEOUS YOU WRETCH RUN FOR YOUR LIFE">
            <text:p>MEN NIT STAGE UP THE FRIT OPEN THE DOORWAY O CRAVEN FOR MO MOVING CLOSEOUS YOU WRETCH RUN FOR YOUR LIFE</text:p>
          </table:table-cell>
        </table:table-row>
        <table:table-row>
          <table:table-cell office:value-type="string" office:string-value="Singer7_HardcoreScream_Low_lyrics">
            <text:p>Singer7_HardcoreScream_Low_lyrics</text:p>
          </table:table-cell>
          <table:table-cell office:value-type="string" office:string-value="MEI SARCH UP THE FRI OPEN THE DOR WE ARE TRIVING FOR MORE MOVING CLOSE TO US YOU REACH RUN FOR YOUR LIFE">
            <text:p>MEI SARCH UP THE FRI OPEN THE DOR WE ARE TRIVING FOR MORE MOVING CLOSE TO US YOU REACH RUN FOR YOUR LIFE</text:p>
          </table:table-cell>
        </table:table-row>
        <table:table-row>
          <table:table-cell office:value-type="string" office:string-value="Singer7_HardcoreScream_Mid_lyrics">
            <text:p>Singer7_HardcoreScream_Mid_lyrics</text:p>
          </table:table-cell>
          <table:table-cell office:value-type="string" office:string-value="MENINE STANCH UP THE FRINE RO ANOO WE ARE TRIVING FOR MIE MOVING CLOSE ROS YO WRETCH RUN FOR YOUR LIFE">
            <text:p>MENINE STANCH UP THE FRINE RO ANOO WE ARE TRIVING FOR MIE MOVING CLOSE ROS YO WRETCH RUN FOR YOUR LIFE</text:p>
          </table:table-cell>
        </table:table-row>
        <table:table-row>
          <table:table-cell office:value-type="string" office:string-value="Singer8_BlackShriek_High_lyrics">
            <text:p>Singer8_BlackShriek_High_lyrics</text:p>
          </table:table-cell>
          <table:table-cell office:value-type="string" office:string-value="THES TRGAGIN TONSUMES SO MANY WASTED LIVES THOS TO THE LEFT AND RIGHT NOW ILL TO WELL IN A SERIES OF FOTERIVES AS ALIKE TE RIGT ITS">
            <text:p>THES TRGAGIN TONSUMES SO MANY WASTED LIVES THOS TO THE LEFT AND RIGHT NOW ILL TO WELL IN A SERIES OF FOTERIVES AS ALIKE TE RIGT ITS</text:p>
          </table:table-cell>
        </table:table-row>
        <table:table-row>
          <table:table-cell office:value-type="string" office:string-value="Singer8_BlackShriek_Mid_lyrics">
            <text:p>Singer8_BlackShriek_Mid_lyrics</text:p>
          </table:table-cell>
          <table:table-cell office:value-type="string" office:string-value="THE TRAACE JOHN SONES SO MAN A WASTED LIVES THOS TO THE LEFT AND RITS NOW ILL TELL WELL IN A SERIES OF FETEE ROFENSES A LIKE OR FRINHT">
            <text:p>THE TRAACE JOHN SONES SO MAN A WASTED LIVES THOS TO THE LEFT AND RITS NOW ILL TELL WELL IN A SERIES OF FETEE ROFENSES A LIKE OR FRINHT</text:p>
          </table:table-cell>
        </table:table-row>
        <table:table-row>
          <table:table-cell office:value-type="string" office:string-value="Singer8_ClearVoice_High_lyrics">
            <text:p>Singer8_ClearVoice_High_lyrics</text:p>
          </table:table-cell>
          <table:table-cell office:value-type="string" office:string-value="THIS TRAGODY CONSUMES SO MANY WASTED LIVES THOS TO THE LEFT AND RI NO AA WLL IN A SERIES OF FELTVEES ALONG THE FRONT ITS">
            <text:p>THIS TRAGODY CONSUMES SO MANY WASTED LIVES THOS TO THE LEFT AND RI NO AA WLL IN A SERIES OF FELTVEES ALONG THE FRONT ITS</text:p>
          </table:table-cell>
        </table:table-row>
        <table:table-row>
          <table:table-cell office:value-type="string" office:string-value="Singer8_ClearVoice_Low_lyrics">
            <text:p>Singer8_ClearVoice_Low_lyrics</text:p>
          </table:table-cell>
          <table:table-cell office:value-type="string" office:string-value="THE TRAGODY CONSUMES SO MANY WASTED LIVES THOSE TO THE LAFT AND RIES KNOW ALL TOO WELL IN">
            <text:p>THE TRAGODY CONSUMES SO MANY WASTED LIVES THOSE TO THE LAFT AND RIES KNOW ALL TOO WELL IN</text:p>
          </table:table-cell>
        </table:table-row>
        <table:table-row>
          <table:table-cell office:value-type="string" office:string-value="Singer8_ClearVoice_Mid_lyrics">
            <text:p>Singer8_ClearVoice_Mid_lyrics</text:p>
          </table:table-cell>
          <table:table-cell office:value-type="string" office:string-value="TIS TRAGATY CONSUMES SO MANY WASTED LIVES THOSE TO THE LEFT AND RIGHT KNOW ALL TOO WELL IN A SERIES OF FAL CATCERROFFENSES ALONG THE FRONT">
            <text:p>TIS TRAGATY CONSUMES SO MANY WASTED LIVES THOSE TO THE LEFT AND RIGHT KNOW ALL TOO WELL IN A SERIES OF FAL CATCERROFFENSES ALONG THE FRONT</text:p>
          </table:table-cell>
        </table:table-row>
        <table:table-row>
          <table:table-cell office:value-type="string" office:string-value="Singer8_DeathGrowl_Low_lyrics">
            <text:p>Singer8_DeathGrowl_Low_lyrics</text:p>
          </table:table-cell>
          <table:table-cell office:value-type="string" office:string-value="THE STRAACE TOT SOMS SOMEAN WIS ANLOD THO SO TE LAAND ROG NOATE WELL O I SESO">
            <text:p>THE STRAACE TOT SOMS SOMEAN WIS ANLOD THO SO TE LAAND ROG NOATE WELL O I SESO</text:p>
          </table:table-cell>
        </table:table-row>
        <table:table-row>
          <table:table-cell office:value-type="string" office:string-value="Singer8_DeathGrowl_Low_lyrics_2">
            <text:p>Singer8_DeathGrowl_Low_lyrics_2</text:p>
          </table:table-cell>
          <table:table-cell office:value-type="string" office:string-value="THE U OO OD SERNS SOML RIC AND LODS THUS TO THE LIFE AND LODS NO BOTE WELL LUEES O OISRVEAS THE LORD OF FROHT">
            <text:p>THE U OO OD SERNS SOML RIC AND LODS THUS TO THE LIFE AND LODS NO BOTE WELL LUEES O OISRVEAS THE LORD OF FROHT</text:p>
          </table:table-cell>
        </table:table-row>
        <table:table-row>
          <table:table-cell office:value-type="string" office:string-value="Singer8_DeathGrowl_Mid_lyrics">
            <text:p>Singer8_DeathGrowl_Mid_lyrics</text:p>
          </table:table-cell>
          <table:table-cell office:value-type="string" office:string-value="THE TRAATE TO SOMES SO MURDE WAS E LIT TO SO THE LEFT AD RIT NOW I'LL TELL WELL GOODI SIRIS A FE">
            <text:p>THE TRAATE TO SOMES SO MURDE WAS E LIT TO SO THE LEFT AD RIT NOW I'LL TELL WELL GOODI SIRIS A FE</text:p>
          </table:table-cell>
        </table:table-row>
        <table:table-row>
          <table:table-cell office:value-type="string" office:string-value="Singer8_HardcoreScream_High_lyrics">
            <text:p>Singer8_HardcoreScream_High_lyrics</text:p>
          </table:table-cell>
          <table:table-cell office:value-type="string" office:string-value="THE TRAGAGY TO OURSELVES SO MAD WHITET LIVES THO TOE LEFT AND RIGHT NOW WALL TE WELL ET I SERCH O TE TOROFE">
            <text:p>THE TRAGAGY TO OURSELVES SO MAD WHITET LIVES THO TOE LEFT AND RIGHT NOW WALL TE WELL ET I SERCH O TE TOROFE</text:p>
          </table:table-cell>
        </table:table-row>
        <table:table-row>
          <table:table-cell office:value-type="string" office:string-value="Singer8_HardcoreScream_Mid_lyrics">
            <text:p>Singer8_HardcoreScream_Mid_lyrics</text:p>
          </table:table-cell>
          <table:table-cell office:value-type="string" office:string-value="ESTRAGAGE GOG SOMES SO MADE WASTE LIVES THO SOT LAGHED AND RIT NOW WAL TO WELL ATATE O FALT E  EFERS AS A LIKE OFR">
            <text:p>ESTRAGAGE GOG SOMES SO MADE WASTE LIVES THO SOT LAGHED AND RIT NOW WAL TO WELL ATATE O FALT E  EFERS AS A LIKE OFR</text:p>
          </table:table-cell>
        </table:table-row>
        <table:table-row>
          <table:table-cell office:value-type="string" office:string-value="Singer9_BlackShriek_High_lyrics">
            <text:p>Singer9_BlackShriek_High_lyrics</text:p>
          </table:table-cell>
          <table:table-cell office:value-type="string" office:string-value="FII TO MY D THE POWERS OF THE LOUD FORTE TO MY HED THE WIE TOE FIT THEY HET A MERRY SOT BUT NOT A CAABOD FORTHE TOLL TEAN THEA OLTHE OL DIE">
            <text:p>FII TO MY D THE POWERS OF THE LOUD FORTE TO MY HED THE WIE TOE FIT THEY HET A MERRY SOT BUT NOT A CAABOD FORTHE TOLL TEAN THEA OLTHE OL DIE</text:p>
          </table:table-cell>
        </table:table-row>
        <table:table-row>
          <table:table-cell office:value-type="string" office:string-value="Singer9_BlackShriek_Mid_lyrics">
            <text:p>Singer9_BlackShriek_Mid_lyrics</text:p>
          </table:table-cell>
          <table:table-cell office:value-type="string" office:string-value="FI I TO MY AW THE POWER OF THE LOW FIT IN TO MY HEAD THE WIL TO NO FRAY THE JONA MAN I STRONG BUT NOT A TI BOW FI TE TALL THEY YELL THEY ALL TO THE A DED">
            <text:p>FI I TO MY AW THE POWER OF THE LOW FIT IN TO MY HEAD THE WIL TO NO FRAY THE JONA MAN I STRONG BUT NOT A TI BOW FI TE TALL THEY YELL THEY ALL TO THE A DED</text:p>
          </table:table-cell>
        </table:table-row>
        <table:table-row>
          <table:table-cell office:value-type="string" office:string-value="Singer9_ClearVoice_High_lyrics">
            <text:p>Singer9_ClearVoice_High_lyrics</text:p>
          </table:table-cell>
          <table:table-cell office:value-type="string" office:string-value="FIND INTO MY HEART THE POWER OF THE LORD FIND INTO MY HAND THE WILD TO NOT FAL THE ENME STROM NOT AND CIBL FIND IT TILL THE AN THEAN DOTY HANDED">
            <text:p>FIND INTO MY HEART THE POWER OF THE LORD FIND INTO MY HAND THE WILD TO NOT FAL THE ENME STROM NOT AND CIBL FIND IT TILL THE AN THEAN DOTY HANDED</text:p>
          </table:table-cell>
        </table:table-row>
        <table:table-row>
          <table:table-cell office:value-type="string" office:string-value="Singer9_ClearVoice_Low_lyrics">
            <text:p>Singer9_ClearVoice_Low_lyrics</text:p>
          </table:table-cell>
          <table:table-cell office:value-type="string" office:string-value="FININTO MY HOL THE POWER OF THE LO FALL INTO MY HEAD THE WAL TO NOT FA ENOME TROV NOR ANKIOFAL FORTINTILON NEAM NOLONDED">
            <text:p>FININTO MY HOL THE POWER OF THE LO FALL INTO MY HEAD THE WAL TO NOT FA ENOME TROV NOR ANKIOFAL FORTINTILON NEAM NOLONDED</text:p>
          </table:table-cell>
        </table:table-row>
        <table:table-row>
          <table:table-cell office:value-type="string" office:string-value="Singer9_ClearVoice_Mid_lyrics">
            <text:p>Singer9_ClearVoice_Mid_lyrics</text:p>
          </table:table-cell>
          <table:table-cell office:value-type="string" office:string-value="FINDING TO MY HOR THE POWER OF THE LORD FINDINTO MY HAND WHILE TO NOT FAIL THE ENEMY STRONOT AND GIBALL FIGHTI TILL E AN DE AN DARAN DED">
            <text:p>FINDING TO MY HOR THE POWER OF THE LORD FINDINTO MY HAND WHILE TO NOT FAIL THE ENEMY STRONOT AND GIBALL FIGHTI TILL E AN DE AN DARAN DED</text:p>
          </table:table-cell>
        </table:table-row>
        <table:table-row>
          <table:table-cell office:value-type="string" office:string-value="Singer9_DeathGrowl_Low_lyrics">
            <text:p>Singer9_DeathGrowl_Low_lyrics</text:p>
          </table:table-cell>
          <table:table-cell office:value-type="string" office:string-value="TM THE BOO THEO IT TEOTOE FO DEMITO ITTBO ITR TTD DO">
            <text:p>TM THE BOO THEO IT TEOTOE FO DEMITO ITTBO ITR TTD DO</text:p>
          </table:table-cell>
        </table:table-row>
        <table:table-row>
          <table:table-cell office:value-type="string" office:string-value="Singer9_DeathGrowl_Mid_lyrics">
            <text:p>Singer9_DeathGrowl_Mid_lyrics</text:p>
          </table:table-cell>
          <table:table-cell office:value-type="string" office:string-value="FO TOMO FOO THE LO FOR I TOMO THE WAL TO NO FIN THE JAOMA STRONG BUT NOT A CO BO FOR THE TOTEAN TEANDOF TE JAN DI">
            <text:p>FO TOMO FOO THE LO FOR I TOMO THE WAL TO NO FIN THE JAOMA STRONG BUT NOT A CO BO FOR THE TOTEAN TEANDOF TE JAN DI</text:p>
          </table:table-cell>
        </table:table-row>
        <table:table-row>
          <table:table-cell office:value-type="string" office:string-value="Singer9_DeathGrowl_Mid_lyrics_2">
            <text:p>Singer9_DeathGrowl_Mid_lyrics_2</text:p>
          </table:table-cell>
          <table:table-cell office:value-type="string" office:string-value="FIIT O MY AD THE POWER OF THE LORD FOR ET O MY AD THE WA O NOT FIND THE SON OF MARI STRONG BUT NOT THAT TEL ABAD FOR E TELL THEE YET THE YET OF THE YONG GIAT">
            <text:p>FIIT O MY AD THE POWER OF THE LORD FOR ET O MY AD THE WA O NOT FIND THE SON OF MARI STRONG BUT NOT THAT TEL ABAD FOR E TELL THEE YET THE YET OF THE YONG GIAT</text:p>
          </table:table-cell>
        </table:table-row>
        <table:table-row>
          <table:table-cell office:value-type="string" office:string-value="Singer9_GrindInhale_lyrics">
            <text:p>Singer9_GrindInhale_lyrics</text:p>
          </table:table-cell>
          <table:table-cell office:value-type="string" office:string-value="I NO BYO OOOOED NOOO SON NO O">
            <text:p>I NO BYO OOOOED NOOO SON NO O</text:p>
          </table:table-cell>
        </table:table-row>
        <table:table-row>
          <table:table-cell office:value-type="string" office:string-value="Singer9_HardcoreScream_High_lyrics">
            <text:p>Singer9_HardcoreScream_High_lyrics</text:p>
          </table:table-cell>
          <table:table-cell office:value-type="string" office:string-value="FO TE TOI A THE POWE O TE LON FON A TO IAM THE WI TO TE FINE THE SHADO MA STRONG BOT O E GABO FO TE TAL THE YELL TEE TO THE SHA TIN">
            <text:p>FO TE TOI A THE POWE O TE LON FON A TO IAM THE WI TO TE FINE THE SHADO MA STRONG BOT O E GABO FO TE TAL THE YELL TEE TO THE SHA TIN</text:p>
          </table:table-cell>
        </table:table-row>
        <table:table-row>
          <table:table-cell office:value-type="string" office:string-value="Singer9_HardcoreScream_Low_lyrics">
            <text:p>Singer9_HardcoreScream_Low_lyrics</text:p>
          </table:table-cell>
          <table:table-cell office:value-type="string" office:string-value="FI TO MY ALL POWER OF THE LORD FOR I TO MYE TI TO NOT FID THE OGE MAI STO BU NOT O GOA BON FOR TE TITE ON THEAOTHE ON DID">
            <text:p>FI TO MY ALL POWER OF THE LORD FOR I TO MYE TI TO NOT FID THE OGE MAI STO BU NOT O GOA BON FOR TE TITE ON THEAOTHE ON DID</text:p>
          </table:table-cell>
        </table:table-row>
        <table:table-row>
          <table:table-cell office:value-type="string" office:string-value="Singer9_HardcoreScream_Mid_lyrics">
            <text:p>Singer9_HardcoreScream_Mid_lyrics</text:p>
          </table:table-cell>
          <table:table-cell office:value-type="string" office:string-value="FIIG TO MY HERTTE POWE OT ALOD FIGHT IT TO MY HED WA TONA FRAD THE SHALL O MERYTOND BUT NOT I CI O FRIGHTIN TILL THE YEN THE O DOT E SAL DI">
            <text:p>FIIG TO MY HERTTE POWE OT ALOD FIGHT IT TO MY HED WA TONA FRAD THE SHALL O MERYTOND BUT NOT I CI O FRIGHTIN TILL THE YEN THE O DOT E SAL DI</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